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DF20000032608D0F4915599228F.png" manifest:media-type="image/png"/>
  <manifest:file-entry manifest:full-path="Pictures/10000201000000C700000024FDBAA81AB198CAF4.png" manifest:media-type="image/png"/>
  <manifest:file-entry manifest:full-path="Pictures/10000201000007EE0000037A803B8C8A483C48C9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 sans" svg:font-family="'Open sans'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-color="#ffffff" draw:textarea-horizontal-align="justify" draw:textarea-vertical-align="middle" draw:auto-grow-height="false" fo:min-height="2.596cm" fo:min-width="27.282cm"/>
    </style:style>
    <style:style style:name="gr2" style:family="graphic">
      <style:graphic-properties style:protect="size"/>
    </style:style>
    <style:style style:name="gr3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738cm" fo:min-width="2.3cm"/>
    </style:style>
    <style:style style:name="gr4" style:family="graphic" style:parent-style-name="standard">
      <style:graphic-properties draw:fill-color="#ffffa6" draw:textarea-horizontal-align="justify" draw:textarea-vertical-align="middle" draw:auto-grow-height="false" fo:min-height="0.95cm" fo:min-width="6.5cm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Default_5f_5">
      <style:graphic-properties draw:stroke="none" draw:fill="none" fo:min-height="0.738cm"/>
    </style:style>
    <style:style style:name="gr8" style:family="graphic" style:parent-style-name="Default_5f_5">
      <style:graphic-properties draw:fill="solid" draw:fill-color="#ffffff" draw:textarea-horizontal-align="justify" draw:textarea-vertical-align="middle" draw:auto-grow-height="false" fo:min-height="5.55cm" fo:min-width="7.7cm"/>
    </style:style>
    <style:style style:name="gr9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4.883cm"/>
    </style:style>
    <style:style style:name="gr10" style:family="graphic" style:parent-style-name="Default_5f_5">
      <style:graphic-properties svg:stroke-width="0.03cm" svg:stroke-color="#000000" draw:marker-start-width="0.25cm" draw:marker-end-width="0.25cm" draw:fill="none" draw:textarea-vertical-align="middle" draw:auto-grow-height="false" fo:min-height="0.48cm" fo:min-width="0cm" fo:padding-top="0.14cm" fo:padding-bottom="0.14cm" fo:padding-left="0.265cm" fo:padding-right="0.265cm"/>
    </style:style>
    <style:style style:name="gr11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5.488cm"/>
    </style:style>
    <style:style style:name="gr12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2.089cm"/>
    </style:style>
    <style:style style:name="gr13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5.487cm"/>
    </style:style>
    <style:style style:name="gr14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581cm" fo:min-width="1.928cm"/>
    </style:style>
    <style:style style:name="gr15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6" style:family="graphic" style:parent-style-name="Default_5f_5">
      <style:graphic-properties draw:stroke="none" svg:stroke-color="#000000" draw:fill="none" draw:fill-color="#ffffff" draw:textarea-horizontal-align="left" draw:auto-grow-height="true" draw:auto-grow-width="true" fo:min-height="0.738cm" fo:min-width="6.449cm"/>
    </style:style>
    <style:style style:name="gr17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83cm" fo:min-width="0cm"/>
    </style:style>
    <style:style style:name="gr18" style:family="graphic" style:parent-style-name="Default_5f_6">
      <style:graphic-properties draw:stroke="none" svg:stroke-color="#000000" draw:fill="none" draw:fill-color="#ffffff" draw:textarea-horizontal-align="left" draw:auto-grow-height="true" draw:auto-grow-width="true" fo:min-height="0.738cm" fo:min-width="9.353cm"/>
    </style:style>
    <style:style style:name="gr19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949cm" fo:min-width="0cm"/>
    </style:style>
    <style:style style:name="gr20" style:family="graphic" style:parent-style-name="Default_5f_6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49cm" fo:min-width="0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23" style:family="graphic" style:parent-style-name="standard">
      <style:graphic-properties draw:fill-color="#ffffff" draw:textarea-horizontal-align="justify" draw:textarea-vertical-align="middle" draw:auto-grow-height="false" fo:min-height="11.505cm" fo:min-width="14.1cm"/>
    </style:style>
    <style:style style:name="gr2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9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6.8cm"/>
    </style:style>
    <style:style style:name="gr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3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3" style:family="graphic" style:parent-style-name="standard">
      <style:graphic-properties svg:stroke-color="#000000" draw:fill-color="#ffffa6" draw:textarea-horizontal-align="justify" draw:textarea-vertical-align="middle" draw:auto-grow-height="false" fo:min-height="0.55cm" fo:min-width="2.791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78cm"/>
    </style:style>
    <style:style style:name="gr35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3.4cm"/>
    </style:style>
    <style:style style:name="gr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3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39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cm"/>
    </style:style>
    <style:style style:name="gr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4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544cm"/>
    </style:style>
    <style:style style:name="gr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4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4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912cm"/>
    </style:style>
    <style:style style:name="gr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5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5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5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12cm" fo:min-width="0cm"/>
    </style:style>
    <style:style style:name="gr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5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6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6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64" style:family="graphic" style:parent-style-name="standard">
      <style:graphic-properties draw:fill-color="#729fcf" draw:textarea-horizontal-align="justify" draw:textarea-vertical-align="middle" draw:auto-grow-height="false" fo:min-height="0.35cm" fo:min-width="1.1cm"/>
    </style:style>
    <style:style style:name="gr6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0.849cm"/>
    </style:style>
    <style:style style:name="gr66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3.1cm"/>
    </style:style>
    <style:style style:name="gr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6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6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7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7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7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7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7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8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8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8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8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8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8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8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8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9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9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9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9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9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9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9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9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0" style:family="graphic" style:parent-style-name="objectwithoutfill">
      <style:graphic-properties svg:stroke-color="#3faf46" draw:marker-end="Arrow" draw:marker-end-width="0.3cm" draw:fill="none" draw:textarea-vertical-align="middle"/>
    </style:style>
    <style:style style:name="gr10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107cm"/>
    </style:style>
    <style:style style:name="gr102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6cm"/>
    </style:style>
    <style:style style:name="gr10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0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0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06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3.9cm"/>
    </style:style>
    <style:style style:name="gr10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0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0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0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11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97cm" fo:min-width="1.357cm"/>
    </style:style>
    <style:style style:name="gr112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5.3cm"/>
    </style:style>
    <style:style style:name="gr11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1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1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19" style:family="graphic" style:parent-style-name="standard">
      <style:graphic-properties draw:fill-color="#bbe33d" draw:textarea-horizontal-align="justify" draw:textarea-vertical-align="middle" draw:auto-grow-height="false" fo:min-height="0.35cm" fo:min-width="1.1cm"/>
    </style:style>
    <style:style style:name="gr1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97cm" fo:min-width="0cm"/>
    </style:style>
    <style:style style:name="gr121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2.3cm"/>
    </style:style>
    <style:style style:name="gr12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2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2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5" style:family="graphic" style:parent-style-name="standard">
      <style:graphic-properties svg:stroke-color="#3465a4" draw:fill-color="#ffffff" draw:textarea-horizontal-align="justify" draw:textarea-vertical-align="middle" draw:auto-grow-height="false" fo:min-height="0.508cm" fo:min-width="4.3cm"/>
    </style:style>
    <style:style style:name="gr1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2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2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29" style:family="graphic" style:parent-style-name="standard">
      <style:graphic-properties svg:stroke-color="#3465a4" draw:fill-color="#ffffff" draw:textarea-horizontal-align="justify" draw:textarea-vertical-align="middle" draw:auto-grow-height="false" fo:min-height="0.481cm" fo:min-width="2.7cm"/>
    </style:style>
    <style:style style:name="gr13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3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3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3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36" style:family="graphic" style:parent-style-name="standard">
      <style:graphic-properties svg:stroke-color="#3465a4" draw:fill-color="#ffffff" draw:textarea-horizontal-align="justify" draw:textarea-vertical-align="middle" draw:auto-grow-height="false" fo:min-height="0.481cm" fo:min-width="3.9cm"/>
    </style:style>
    <style:style style:name="gr13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3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4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4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4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49" style:family="graphic" style:parent-style-name="standard">
      <style:graphic-properties svg:stroke-color="#3465a4" draw:fill-color="#ffffff" draw:textarea-horizontal-align="justify" draw:textarea-vertical-align="middle" draw:auto-grow-height="false" fo:min-height="0.481cm" fo:min-width="4.5cm"/>
    </style:style>
    <style:style style:name="gr1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5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53" style:family="graphic" style:parent-style-name="standard">
      <style:graphic-properties svg:stroke-color="#3465a4" draw:fill-color="#ffffff" draw:textarea-horizontal-align="justify" draw:textarea-vertical-align="middle" draw:auto-grow-height="false" fo:min-height="0.481cm" fo:min-width="5.5cm"/>
    </style:style>
    <style:style style:name="gr15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5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5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57" style:family="graphic" style:parent-style-name="standard">
      <style:graphic-properties svg:stroke-color="#3465a4" draw:fill-color="#ffffff" draw:textarea-horizontal-align="justify" draw:textarea-vertical-align="middle" draw:auto-grow-height="false" fo:min-height="0.481cm" fo:min-width="6.3cm"/>
    </style:style>
    <style:style style:name="gr15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5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6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1" style:family="graphic" style:parent-style-name="standard">
      <style:graphic-properties svg:stroke-color="#3465a4" draw:fill-color="#ffffff" draw:textarea-horizontal-align="justify" draw:textarea-vertical-align="middle" draw:auto-grow-height="false" fo:min-height="0.35cm" fo:min-width="4.7cm"/>
    </style:style>
    <style:style style:name="gr16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6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6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5" style:family="graphic" style:parent-style-name="standard">
      <style:graphic-properties svg:stroke-color="#3465a4" draw:fill-color="#ffffff" draw:textarea-horizontal-align="justify" draw:textarea-vertical-align="middle" draw:auto-grow-height="false" fo:min-height="0.35cm" fo:min-width="2.1cm"/>
    </style:style>
    <style:style style:name="gr16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6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6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69" style:family="graphic" style:parent-style-name="standard">
      <style:graphic-properties svg:stroke-color="#3465a4" draw:fill-color="#ffffff" draw:textarea-horizontal-align="justify" draw:textarea-vertical-align="middle" draw:auto-grow-height="false" fo:min-height="0.35cm" fo:min-width="2.7cm"/>
    </style:style>
    <style:style style:name="gr17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7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7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73" style:family="graphic" style:parent-style-name="standard">
      <style:graphic-properties svg:stroke-color="#3465a4" draw:fill-color="#ffffff" draw:textarea-horizontal-align="justify" draw:textarea-vertical-align="middle" draw:auto-grow-height="false" fo:min-height="0.55cm" fo:min-width="4.5cm"/>
    </style:style>
    <style:style style:name="gr17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7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7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7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7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7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0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6.7cm"/>
    </style:style>
    <style:style style:name="gr18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8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8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8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8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8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8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8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9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9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9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195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196" style:family="graphic" style:parent-style-name="objectwithoutfill">
      <style:graphic-properties svg:stroke-color="#77bc65" draw:marker-end="Arrow" draw:marker-end-width="0.3cm" draw:fill="none" draw:textarea-vertical-align="middle"/>
    </style:style>
    <style:style style:name="gr197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7cm"/>
    </style:style>
    <style:style style:name="gr19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19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0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01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3.5cm"/>
    </style:style>
    <style:style style:name="gr20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0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0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05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5.4cm"/>
    </style:style>
    <style:style style:name="gr20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0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08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0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1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11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2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2.1cm"/>
    </style:style>
    <style:style style:name="gr213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5cm"/>
    </style:style>
    <style:style style:name="gr21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1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1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1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1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1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2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2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3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3cm"/>
    </style:style>
    <style:style style:name="gr224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1.9cm"/>
    </style:style>
    <style:style style:name="gr22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2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2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2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2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3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3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32" style:family="graphic" style:parent-style-name="standard">
      <style:graphic-properties svg:stroke-color="#3465a4" draw:fill-color="#ffffff" draw:textarea-horizontal-align="justify" draw:textarea-vertical-align="middle" draw:auto-grow-height="false" fo:min-height="0.308cm" fo:min-width="4.1cm"/>
    </style:style>
    <style:style style:name="gr233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34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3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36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37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3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39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40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4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42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43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44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45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46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47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48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49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gr250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11.605cm" fo:min-width="0cm"/>
    </style:style>
    <style:style style:name="gr251" style:family="graphic" style:parent-style-name="standard" style:list-style-name="L3">
      <style:graphic-properties draw:stroke="none" svg:stroke-color="#000000" draw:fill="none" draw:fill-color="#ffffff" draw:textarea-horizontal-align="left" draw:auto-grow-height="true" draw:auto-grow-width="false" fo:min-height="3.477cm" fo:min-width="0cm"/>
    </style:style>
    <style:style style:name="gr252" style:family="graphic" style:parent-style-name="standard" style:list-style-name="L4">
      <style:graphic-properties draw:stroke="none" svg:stroke-color="#000000" draw:fill="none" draw:fill-color="#ffffff" draw:textarea-horizontal-align="left" draw:auto-grow-height="true" draw:auto-grow-width="false" fo:min-height="0.738cm" fo:min-width="0cm"/>
    </style:style>
    <style:style style:name="pr1" style:family="presentation" style:parent-style-name="header-title">
      <style:graphic-properties draw:auto-grow-height="true" fo:min-height="3.079cm"/>
    </style:style>
    <style:style style:name="pr2" style:family="presentation" style:parent-style-name="header-notes">
      <style:graphic-properties draw:fill-color="#ffffff" draw:auto-grow-height="true" fo:min-height="13.364cm"/>
    </style:style>
    <style:style style:name="pr3" style:family="presentation" style:parent-style-name="sub_5f_header_5f_-title">
      <style:graphic-properties draw:auto-grow-height="true" fo:min-height="2.629cm"/>
    </style:style>
    <style:style style:name="pr4" style:family="presentation" style:parent-style-name="sub_5f_header_5f_-notes">
      <style:graphic-properties draw:fill-color="#ffffff" draw:auto-grow-height="true" fo:min-height="13.364cm"/>
    </style:style>
    <style:style style:name="pr5" style:family="presentation" style:parent-style-name="content-title">
      <style:graphic-properties draw:auto-grow-height="true" fo:min-height="2.597cm"/>
    </style:style>
    <style:style style:name="pr6" style:family="presentation" style:parent-style-name="content-notes">
      <style:graphic-properties draw:fill-color="#ffffff" fo:min-height="13.364cm"/>
    </style:style>
    <style:style style:name="P1" style:family="paragraph">
      <loext:graphic-properties draw:fill-color="#ffffff"/>
      <style:paragraph-properties fo:text-align="center"/>
      <style:text-properties fo:language="en" fo:country="US"/>
    </style:style>
    <style:style style:name="P2" style:family="paragraph">
      <style:paragraph-properties style:writing-mode="lr-tb"/>
      <style:text-properties style:font-name="Open Sans" fo:language="en" fo:country="US"/>
    </style:style>
    <style:style style:name="P3" style:family="paragraph">
      <loext:graphic-properties draw:fill-color="#ffffff"/>
      <style:paragraph-properties style:writing-mode="lr-tb"/>
      <style:text-properties fo:font-size="20pt"/>
    </style:style>
    <style:style style:name="P4" style:family="paragraph">
      <style:paragraph-properties style:writing-mode="lr-tb"/>
      <style:text-properties style:font-name="Open Sans"/>
    </style:style>
    <style:style style:name="P5" style:family="paragraph">
      <style:paragraph-properties style:writing-mode="lr-tb"/>
      <style:text-properties style:font-name="Open Sans" fo:font-size="36pt" fo:language="en" fo:country="US" style:font-size-asian="36pt" style:font-size-complex="36pt"/>
    </style:style>
    <style:style style:name="P6" style:family="paragraph">
      <loext:graphic-properties draw:fill-color="#ffffff"/>
      <style:paragraph-properties style:writing-mode="lr-tb"/>
    </style:style>
    <style:style style:name="P7" style:family="paragraph">
      <loext:graphic-properties draw:fill="none" draw:fill-color="#ffffff"/>
      <style:paragraph-properties style:writing-mode="lr-tb"/>
      <style:text-properties style:font-name="OpenSans"/>
    </style:style>
    <style:style style:name="P8" style:family="paragraph">
      <loext:graphic-properties draw:fill-color="#ffffa6"/>
      <style:paragraph-properties fo:text-align="center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/>
      <style:paragraph-properties style:writing-mode="lr-tb"/>
      <style:text-properties style:font-name="OpenSans"/>
    </style:style>
    <style:style style:name="P11" style:family="paragraph">
      <loext:graphic-properties draw:fill="solid" draw:fill-color="#ffffff"/>
      <style:paragraph-properties fo:text-align="center"/>
    </style:style>
    <style:style style:name="P12" style:family="paragraph">
      <loext:graphic-properties draw:fill="none" draw:fill-color="#ffffff"/>
      <style:paragraph-properties style:writing-mode="lr-tb"/>
      <style:text-properties fo:color="#bf0041" style:font-name="OpenSans" fo:font-size="14pt"/>
    </style:style>
    <style:style style:name="P13" style:family="paragraph">
      <loext:graphic-properties draw:fill="none"/>
      <style:paragraph-properties fo:text-align="center"/>
      <style:text-properties style:font-name="OpenSans" fo:font-size="14pt"/>
    </style:style>
    <style:style style:name="P14" style:family="paragraph">
      <loext:graphic-properties draw:fill="none" draw:fill-color="#ffffff"/>
      <style:paragraph-properties style:writing-mode="lr-tb"/>
      <style:text-properties style:font-name="OpenSans" fo:font-size="14pt"/>
    </style:style>
    <style:style style:name="P15" style:family="paragraph">
      <loext:graphic-properties draw:fill="none" draw:fill-color="#ffffff"/>
      <style:paragraph-properties style:writing-mode="lr-tb"/>
      <style:text-properties fo:color="#000000" style:font-name="OpenSans" fo:font-size="14pt"/>
    </style:style>
    <style:style style:name="P16" style:family="paragraph">
      <loext:graphic-properties draw:fill="none" draw:fill-color="#ffffff"/>
      <style:paragraph-properties style:writing-mode="lr-tb"/>
      <style:text-properties style:font-name="OpenSans" fo:font-weight="bold"/>
    </style:style>
    <style:style style:name="P17" style:family="paragraph">
      <loext:graphic-properties draw:fill="none" draw:fill-color="#ffffff"/>
      <style:paragraph-properties style:writing-mode="lr-tb"/>
    </style:style>
    <style:style style:name="P18" style:family="paragraph">
      <loext:graphic-properties draw:fill-color="#ffffff"/>
      <style:paragraph-properties fo:text-align="center"/>
    </style:style>
    <style:style style:name="P19" style:family="paragraph">
      <style:paragraph-properties fo:margin-left="0cm" fo:margin-right="0cm" fo:margin-top="0.1cm" fo:margin-bottom="0.1cm" fo:line-height="100%" fo:text-indent="0cm"/>
      <style:text-properties fo:hyphenate="false"/>
    </style:style>
    <style:style style:name="P20" style:family="paragraph">
      <style:paragraph-properties fo:margin-left="0cm" fo:margin-right="0cm" fo:margin-top="0cm" fo:margin-bottom="0cm" fo:line-height="100%" fo:text-indent="0cm"/>
      <style:text-properties fo:hyphenate="false"/>
    </style:style>
    <style:style style:name="P21" style:family="paragraph">
      <loext:graphic-properties draw:fill="none" draw:fill-color="#ffffff"/>
      <style:paragraph-properties fo:margin-left="0cm" fo:margin-right="0cm" fo:margin-top="0.1cm" fo:margin-bottom="0.1cm" fo:line-height="100%" fo:text-indent="0cm" style:writing-mode="lr-tb"/>
      <style:text-properties style:use-window-font-color="true" style:text-outline="false" style:text-line-through-style="none" style:text-line-through-type="none" style:font-name="OpenSans" fo:font-size="14pt" fo:font-style="normal" fo:text-shadow="none" style:text-underline-style="none" fo:font-weight="normal" style:letter-kerning="true" style:font-size-asian="14pt" style:font-size-complex="14pt" style:text-emphasize="none" style:font-relief="none" style:text-overline-style="none" style:text-overline-color="font-color" fo:hyphenate="false"/>
    </style:style>
    <style:style style:name="P22" style:family="paragraph">
      <style:paragraph-properties fo:margin-left="0cm" fo:margin-right="0cm" fo:margin-top="0cm" fo:margin-bottom="0.404cm" fo:line-height="100%" fo:text-indent="0cm"/>
    </style:style>
    <style:style style:name="P23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/>
    </style:style>
    <style:style style:name="P24" style:family="paragraph">
      <loext:graphic-properties draw:fill="none" draw:fill-color="#ffffff"/>
      <style:paragraph-properties style:writing-mode="lr-tb"/>
      <style:text-properties style:font-name="OpenSans" fo:font-size="12pt" style:font-size-asian="12pt" style:font-size-complex="12pt"/>
    </style:style>
    <style:style style:name="P25" style:family="paragraph">
      <loext:graphic-properties draw:fill="none" draw:fill-color="#ffffff"/>
      <style:paragraph-properties style:writing-mode="lr-tb"/>
      <style:text-properties style:font-name="OpenSans" fo:font-size="10pt" style:font-size-asian="10pt" style:font-size-complex="10pt"/>
    </style:style>
    <style:style style:name="P26" style:family="paragraph">
      <loext:graphic-properties draw:fill-color="#729fcf"/>
      <style:paragraph-properties fo:text-align="center"/>
    </style:style>
    <style:style style:name="P27" style:family="paragraph">
      <loext:graphic-properties draw:fill-color="#bbe33d"/>
      <style:paragraph-properties fo:text-align="center"/>
    </style:style>
    <style:style style:name="P28" style:family="paragraph">
      <loext:graphic-properties draw:fill="none" draw:fill-color="#ffffff"/>
      <style:paragraph-properties fo:margin-left="0cm" fo:margin-right="0cm" fo:margin-top="0cm" fo:margin-bottom="0.404cm" fo:line-height="100%" fo:text-indent="0cm" style:writing-mode="lr-tb"/>
      <style:text-properties style:font-name="Open sans" fo:font-size="18pt"/>
    </style:style>
    <style:style style:name="P29" style:family="paragraph">
      <style:paragraph-properties fo:text-align="start"/>
    </style:style>
    <style:style style:name="T1" style:family="text">
      <style:text-properties style:font-name="Open Sans" fo:font-size="24pt" fo:language="en" fo:country="US" style:font-size-asian="24pt" style:font-size-complex="24pt"/>
    </style:style>
    <style:style style:name="T2" style:family="text">
      <style:text-properties style:font-name="Open Sans" fo:language="en" fo:country="US"/>
    </style:style>
    <style:style style:name="T3" style:family="text">
      <style:text-properties style:font-name="Open Sans"/>
    </style:style>
    <style:style style:name="T4" style:family="text">
      <style:text-properties fo:color="#000000" style:text-outline="false" style:text-line-through-style="none" style:text-line-through-type="none" style:font-name="Open Sans" fo:font-size="18pt" fo:language="en" fo:country="US" fo:font-style="normal" fo:text-shadow="none" style:text-underline-style="none" fo:font-weight="normal" style:letter-kerning="true" style:font-size-asian="18pt" style:font-size-complex="18pt" style:text-emphasize="none" style:font-relief="none" style:text-overline-style="none" style:text-overline-color="font-color"/>
    </style:style>
    <style:style style:name="T5" style:family="text">
      <style:text-properties fo:color="#000000" style:text-outline="false" style:text-line-through-style="none" style:text-line-through-type="none" style:font-name="Open Sans" fo:font-size="36pt" fo:language="en" fo:country="US" fo:font-style="normal" fo:text-shadow="none" style:text-underline-style="none" fo:font-weight="normal" style:letter-kerning="true" style:font-size-asian="36pt" style:font-size-complex="36pt" style:text-emphasize="none" style:font-relief="none" style:text-overline-style="none" style:text-overline-color="font-color"/>
    </style:style>
    <style:style style:name="T6" style:family="text">
      <style:text-properties style:font-name="OpenSans"/>
    </style:style>
    <style:style style:name="T7" style:family="text">
      <style:text-properties fo:color="#bf0041" style:font-name="OpenSans" fo:font-size="14pt"/>
    </style:style>
    <style:style style:name="T8" style:family="text">
      <style:text-properties fo:color="#81d41a" style:font-name="OpenSans" fo:font-size="14pt"/>
    </style:style>
    <style:style style:name="T9" style:family="text">
      <style:text-properties fo:color="#000000" style:font-name="OpenSans" fo:font-size="14pt"/>
    </style:style>
    <style:style style:name="T10" style:family="text">
      <style:text-properties style:font-name="OpenSans" fo:font-size="14pt"/>
    </style:style>
    <style:style style:name="T11" style:family="text">
      <style:text-properties style:font-name="OpenSans" fo:font-weight="bold"/>
    </style:style>
    <style:style style:name="T12" style:family="text">
      <style:text-properties style:use-window-font-color="true" style:text-outline="false" style:text-line-through-style="none" style:text-line-through-type="none" style:font-name="OpenSans" fo:font-size="12pt" fo:font-style="normal" fo:text-shadow="none" style:text-underline-style="none" fo:font-weight="normal" style:letter-kerning="true" style:font-size-asian="12pt" style:font-size-complex="12pt" style:text-emphasize="none" style:font-relief="none" style:text-overline-style="none" style:text-overline-color="font-color"/>
    </style:style>
    <style:style style:name="T13" style:family="text">
      <style:text-properties fo:color="#000000" style:text-outline="false" style:text-line-through-style="none" style:text-line-through-type="none" style:font-name="Open Sans" fo:font-size="32pt" fo:language="en" fo:country="US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T14" style:family="text">
      <style:text-properties style:font-name="Open sans" fo:font-size="14pt" style:font-size-asian="14pt" style:font-size-complex="14pt"/>
    </style:style>
    <style:style style:name="T15" style:family="text">
      <style:text-properties style:font-name="Open sans" fo:font-size="18pt"/>
    </style:style>
    <style:style style:name="T16" style:family="text">
      <style:text-properties style:font-name="OpenSans" fo:font-size="12pt" style:font-size-asian="12pt" style:font-size-complex="12pt"/>
    </style:style>
    <style:style style:name="T17" style:family="text">
      <style:text-properties style:font-name="OpenSans" fo:font-size="10pt" style:font-size-asian="10pt" style:font-size-complex="10pt"/>
    </style:style>
    <style:style style:name="T18" style:family="text">
      <style:text-properties fo:font-variant="normal" fo:text-transform="none" fo:color="#1c1c1c" style:text-outline="false" style:text-line-through-style="none" style:text-line-through-type="none" style:font-name="Open Sans" fo:font-size="36pt" fo:font-style="normal" fo:text-shadow="none" style:text-underline-style="none" fo:font-weight="normal" style:letter-kerning="true" fo:background-color="transparent" style:font-name-asian="Noto Sans CJK SC Regular" style:font-size-asian="36pt" style:font-style-asian="normal" style:font-weight-asian="normal" style:font-name-complex="Lohit Devanagari" style:font-size-complex="36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header" presentation:presentation-page-layout-name="AL1T0">
        <office:forms form:automatic-focus="false" form:apply-design-mode="false"/>
        <draw:custom-shape draw:style-name="gr1" draw:text-style-name="P1" draw:layer="layout" svg:width="27.782cm" svg:height="2.846cm" svg:x="0.025cm" svg:y="4.918cm">
          <text:p/>
          <draw:enhanced-geometry svg:viewBox="0 0 21600 21600" draw:type="rectangle" draw:enhanced-path="M 0 0 L 21600 0 21600 21600 0 21600 0 0 Z N"/>
        </draw:custom-shape>
        <draw:frame presentation:style-name="pr1" draw:text-style-name="P2" draw:layer="layout" svg:width="24.135cm" svg:height="3.079cm" svg:x="0.901cm" svg:y="4.739cm" presentation:class="title" presentation:user-transformed="true">
          <draw:text-box>
            <text:p><text:span text:style-name="T1">Data Structures</text:span><text:span text:style-name="T2"><text:line-break/></text:span><text:span text:style-name="T2">Tree</text:span><text:span text:style-name="T1"> – Binary Search Tree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2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sub_5f_header_5f_" presentation:presentation-page-layout-name="AL2T1">
        <office:forms form:automatic-focus="false" form:apply-design-mode="false"/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><text:span text:style-name="T3"><text:s/></text:span><text:span text:style-name="T3">Binary Search Tree - Inse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content" presentation:presentation-page-layout-name="AL2T1">
        <office:forms form:automatic-focus="false" form:apply-design-mode="false"/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5">Insert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content" presentation:presentation-page-layout-name="AL2T1">
        <office:forms form:automatic-focus="false" form:apply-design-mode="false"/>
        <draw:frame draw:style-name="gr3" draw:text-style-name="P7" xml:id="id2" draw:id="id2" draw:layer="layout" svg:width="2.8cm" svg:height="0.988cm" svg:x="18.8cm" svg:y="4.412cm">
          <draw:text-box>
            <text:p><text:span text:style-name="T6"><text:s text:c="2"/></text:span><text:span text:style-name="T6">data</text:span></text:p>
          </draw:text-box>
        </draw:frame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5">Insert</text:span></text:p>
          </draw:text-box>
        </draw:frame>
        <draw:custom-shape draw:style-name="gr4" draw:text-style-name="P8" draw:layer="layout" svg:width="7cm" svg:height="1.2cm" svg:x="16.6cm" svg:y="2.2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9cm" svg:y1="2.2cm" svg:x2="19cm" svg:y2="3.4cm">
          <text:p/>
        </draw:line>
        <draw:line draw:style-name="gr5" draw:text-style-name="P9" draw:layer="layout" svg:x1="21.4cm" svg:y1="2.2cm" svg:x2="21.4cm" svg:y2="3.4cm">
          <text:p/>
        </draw:line>
        <draw:polyline draw:style-name="gr6" draw:text-style-name="P9" xml:id="id1" draw:id="id1" draw:layer="layout" svg:width="0cm" svg:height="1.199cm" svg:x="20cm" svg:y="3cm" svg:viewBox="0 0 0 1200" draw:points="0,0 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venetian-blinds" presentation:preset-sub-type="vertical" presentation:preset-property="Direction">
                  <anim:set smil:begin="0s" smil:dur="0.001s" smil:fill="hold" smil:targetElement="id2" smil:attributeName="visibility" smil:to="visible"/>
                  <anim:transitionFilter smil:dur="0.5s" smil:targetElement="id2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content" presentation:presentation-page-layout-name="AL2T1">
        <office:forms form:automatic-focus="false" form:apply-design-mode="false"/>
        <draw:frame draw:style-name="gr3" draw:text-style-name="P7" draw:layer="layout" svg:width="2.8cm" svg:height="0.988cm" svg:x="18.8cm" svg:y="4.412cm">
          <draw:text-box>
            <text:p><text:span text:style-name="T6"><text:s text:c="2"/></text:span><text:span text:style-name="T6">data</text:span></text:p>
          </draw:text-box>
        </draw:frame>
        <draw:frame draw:style-name="gr7" draw:text-style-name="P10" xml:id="id4" draw:id="id4" draw:layer="layout" svg:width="1.42cm" svg:height="0.988cm" svg:x="17.18cm" svg:y="4.212cm">
          <draw:text-box>
            <text:p><text:span text:style-name="T6">LC</text:span></text:p>
          </draw:text-box>
        </draw:frame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5">Insert</text:span></text:p>
          </draw:text-box>
        </draw:frame>
        <draw:custom-shape draw:style-name="gr4" draw:text-style-name="P8" draw:layer="layout" svg:width="7cm" svg:height="1.2cm" svg:x="16.6cm" svg:y="2.2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9cm" svg:y1="2.2cm" svg:x2="19cm" svg:y2="3.4cm">
          <text:p/>
        </draw:line>
        <draw:line draw:style-name="gr5" draw:text-style-name="P9" draw:layer="layout" svg:x1="21.4cm" svg:y1="2.2cm" svg:x2="21.4cm" svg:y2="3.4cm">
          <text:p/>
        </draw:line>
        <draw:line draw:style-name="gr6" draw:text-style-name="P9" draw:layer="layout" svg:x1="20cm" svg:y1="3cm" svg:x2="20cm" svg:y2="4.2cm">
          <text:p/>
        </draw:line>
        <draw:polyline draw:style-name="gr6" draw:text-style-name="P9" xml:id="id3" draw:id="id3" draw:layer="layout" svg:width="0cm" svg:height="1.199cm" svg:x="17.8cm" svg:y="2.9cm" svg:viewBox="0 0 0 1200" draw:points="0,0 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4" smil:attributeName="visibility" smil:to="visible"/>
                  <anim:transitionFilter smil:dur="1s" smil:targetElement="id4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content" presentation:presentation-page-layout-name="AL2T1">
        <office:forms form:automatic-focus="false" form:apply-design-mode="false"/>
        <draw:frame draw:style-name="gr3" draw:text-style-name="P7" draw:layer="layout" svg:width="2.8cm" svg:height="0.988cm" svg:x="18.8cm" svg:y="4.412cm">
          <draw:text-box>
            <text:p><text:span text:style-name="T6"><text:s text:c="2"/></text:span><text:span text:style-name="T6">data</text:span></text:p>
          </draw:text-box>
        </draw:frame>
        <draw:frame draw:style-name="gr7" draw:text-style-name="P10" draw:layer="layout" svg:width="1.42cm" svg:height="0.988cm" svg:x="17.18cm" svg:y="4.212cm">
          <draw:text-box>
            <text:p><text:span text:style-name="T6">LC</text:span></text:p>
          </draw:text-box>
        </draw:frame>
        <draw:frame draw:style-name="gr7" draw:text-style-name="P10" xml:id="id6" draw:id="id6" draw:layer="layout" svg:width="1.553cm" svg:height="0.988cm" svg:x="21.847cm" svg:y="4.212cm">
          <draw:text-box>
            <text:p><text:span text:style-name="T6">RC </text:span></text:p>
          </draw:text-box>
        </draw:frame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5">Insert</text:span></text:p>
          </draw:text-box>
        </draw:frame>
        <draw:custom-shape draw:style-name="gr4" draw:text-style-name="P8" draw:layer="layout" svg:width="7cm" svg:height="1.2cm" svg:x="16.6cm" svg:y="2.2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9cm" svg:y1="2.2cm" svg:x2="19cm" svg:y2="3.4cm">
          <text:p/>
        </draw:line>
        <draw:line draw:style-name="gr5" draw:text-style-name="P9" draw:layer="layout" svg:x1="21.4cm" svg:y1="2.2cm" svg:x2="21.4cm" svg:y2="3.4cm">
          <text:p/>
        </draw:line>
        <draw:line draw:style-name="gr6" draw:text-style-name="P9" draw:layer="layout" svg:x1="20cm" svg:y1="3cm" svg:x2="20cm" svg:y2="4.2cm">
          <text:p/>
        </draw:line>
        <draw:line draw:style-name="gr6" draw:text-style-name="P9" draw:layer="layout" svg:x1="17.8cm" svg:y1="2.9cm" svg:x2="17.8cm" svg:y2="4.1cm">
          <text:p/>
        </draw:line>
        <draw:polyline draw:style-name="gr6" draw:text-style-name="P9" xml:id="id5" draw:id="id5" draw:layer="layout" svg:width="0cm" svg:height="1.199cm" svg:x="22.4cm" svg:y="3cm" svg:viewBox="0 0 0 1200" draw:points="0,0 0,120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2s" smil:fill="hold" smil:targetElement="id6" smil:attributeName="visibility" smil:to="visible"/>
                  <anim:transitionFilter smil:dur="1s" smil:targetElement="id6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content" presentation:presentation-page-layout-name="AL2T1">
        <office:forms form:automatic-focus="false" form:apply-design-mode="false"/>
        <draw:custom-shape draw:style-name="gr8" draw:text-style-name="P11" draw:layer="layout" svg:width="8.2cm" svg:height="5.8cm" svg:x="4cm" svg:y="4cm">
          <text:p/>
          <draw:enhanced-geometry svg:viewBox="0 0 21600 21600" draw:type="rectangle" draw:enhanced-path="M 0 0 L 21600 0 21600 21600 0 21600 0 0 Z N"/>
        </draw:custom-shape>
        <draw:frame draw:style-name="gr9" draw:text-style-name="P12" draw:layer="layout" svg:width="5.383cm" svg:height="0.831cm" svg:x="4.4cm" svg:y="4.369cm">
          <draw:text-box>
            <text:p><text:span text:style-name="T7">typedef struct node</text:span></text:p>
          </draw:text-box>
        </draw:frame>
        <draw:custom-shape draw:style-name="gr10" draw:text-style-name="P13" draw:layer="layout" svg:width="0.6cm" svg:height="0.8cm" svg:x="4.512cm" svg:y="5.369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1" draw:text-style-name="P14" draw:layer="layout" svg:width="5.988cm" svg:height="0.831cm" svg:x="6.012cm" svg:y="5.969cm">
          <draw:text-box>
            <text:p><text:span text:style-name="T8">struct node * </text:span><text:span text:style-name="T9">LC</text:span><text:span text:style-name="T10">;</text:span></text:p>
          </draw:text-box>
        </draw:frame>
        <draw:frame draw:style-name="gr12" draw:text-style-name="P14" draw:layer="layout" svg:width="2.589cm" svg:height="0.831cm" svg:x="6.012cm" svg:y="6.731cm">
          <draw:text-box>
            <text:p><text:span text:style-name="T8">int </text:span><text:span text:style-name="T9">data;</text:span></text:p>
          </draw:text-box>
        </draw:frame>
        <draw:frame draw:style-name="gr13" draw:text-style-name="P14" draw:layer="layout" svg:width="5.987cm" svg:height="0.831cm" svg:x="6.013cm" svg:y="7.493cm">
          <draw:text-box>
            <text:p><text:span text:style-name="T8">struct node <text:s/></text:span><text:span text:style-name="T9">*RC</text:span><text:span text:style-name="T10">;</text:span></text:p>
          </draw:text-box>
        </draw:frame>
        <draw:custom-shape draw:style-name="gr10" draw:text-style-name="P13" draw:layer="layout" svg:width="0.6cm" svg:height="0.8cm" svg:x="4.512cm" svg:y="8.369cm">
          <text:p/>
          <draw:enhanced-geometry svg:viewBox="0 0 21600 21600" draw:mirror-horizontal="true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14" draw:text-style-name="P15" draw:layer="layout" svg:width="2.428cm" svg:height="0.831cm" svg:x="5.112cm" svg:y="8.369cm">
          <draw:text-box>
            <text:p><text:span text:style-name="T9">tree_t;</text:span></text:p>
          </draw:text-box>
        </draw:frame>
        <draw:frame draw:style-name="gr15" draw:text-style-name="P9" xml:id="id7" draw:id="id7" draw:layer="layout" svg:width="5.958cm" svg:height="0.837cm" svg:x="6.012cm" svg:y="6.006cm">
          <draw:image xlink:href="Pictures/10000201000000C700000024FDBAA81AB198CAF4.png" xlink:type="simple" xlink:show="embed" xlink:actuate="onLoad">
            <text:p/>
          </draw:image>
        </draw:frame>
        <draw:frame draw:style-name="gr16" draw:text-style-name="P7" xml:id="id8" draw:id="id8" draw:layer="layout" svg:width="6.949cm" svg:height="0.988cm" svg:x="15.78cm" svg:y="5.839cm">
          <draw:text-box>
            <text:p><text:span text:style-name="T6">Address of Left child</text:span></text:p>
          </draw:text-box>
        </draw:frame>
        <draw:frame draw:style-name="gr7" draw:text-style-name="P10" xml:id="id9" draw:id="id9" draw:layer="layout" svg:width="4.92cm" svg:height="0.988cm" svg:x="15.78cm" svg:y="6.737cm">
          <draw:text-box>
            <text:p><text:span text:style-name="T6">Item </text:span></text:p>
          </draw:text-box>
        </draw:frame>
        <draw:frame draw:style-name="gr7" draw:text-style-name="P10" xml:id="id10" draw:id="id10" draw:layer="layout" svg:width="8.153cm" svg:height="0.988cm" svg:x="15.647cm" svg:y="7.737cm">
          <draw:text-box>
            <text:p><text:span text:style-name="T6"><text:s/></text:span><text:span text:style-name="T6">Address of right child </text:span></text:p>
          </draw:text-box>
        </draw:frame>
        <draw:frame presentation:style-name="pr5" draw:text-style-name="P5" draw:layer="layout" svg:width="19.5cm" svg:height="2.597cm" svg:x="0.549cm" svg:y="0.205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5">Insert</text:span></text:p>
          </draw:text-box>
        </draw:frame>
        <draw:frame draw:style-name="gr3" draw:text-style-name="P7" draw:layer="layout" svg:width="2.8cm" svg:height="0.988cm" svg:x="18.8cm" svg:y="4.412cm">
          <draw:text-box>
            <text:p><text:span text:style-name="T6"><text:s text:c="2"/></text:span><text:span text:style-name="T6">data</text:span></text:p>
          </draw:text-box>
        </draw:frame>
        <draw:frame draw:style-name="gr7" draw:text-style-name="P10" draw:layer="layout" svg:width="1.42cm" svg:height="0.988cm" svg:x="17.18cm" svg:y="4.212cm">
          <draw:text-box>
            <text:p><text:span text:style-name="T6">LC</text:span></text:p>
          </draw:text-box>
        </draw:frame>
        <draw:frame draw:style-name="gr7" draw:text-style-name="P10" draw:layer="layout" svg:width="1.553cm" svg:height="0.988cm" svg:x="21.847cm" svg:y="4.212cm">
          <draw:text-box>
            <text:p><text:span text:style-name="T6">RC </text:span></text:p>
          </draw:text-box>
        </draw:frame>
        <draw:custom-shape draw:style-name="gr4" draw:text-style-name="P8" draw:layer="layout" svg:width="7cm" svg:height="1.2cm" svg:x="16.6cm" svg:y="2.2cm">
          <text:p/>
          <draw:enhanced-geometry svg:viewBox="0 0 21600 21600" draw:type="rectangle" draw:enhanced-path="M 0 0 L 21600 0 21600 21600 0 21600 0 0 Z N"/>
        </draw:custom-shape>
        <draw:line draw:style-name="gr5" draw:text-style-name="P9" draw:layer="layout" svg:x1="19cm" svg:y1="2.2cm" svg:x2="19cm" svg:y2="3.4cm">
          <text:p/>
        </draw:line>
        <draw:line draw:style-name="gr5" draw:text-style-name="P9" draw:layer="layout" svg:x1="21.4cm" svg:y1="2.2cm" svg:x2="21.4cm" svg:y2="3.4cm">
          <text:p/>
        </draw:line>
        <draw:line draw:style-name="gr6" draw:text-style-name="P9" draw:layer="layout" svg:x1="20cm" svg:y1="3cm" svg:x2="20cm" svg:y2="4.2cm">
          <text:p/>
        </draw:line>
        <draw:line draw:style-name="gr6" draw:text-style-name="P9" draw:layer="layout" svg:x1="17.8cm" svg:y1="2.9cm" svg:x2="17.8cm" svg:y2="4.1cm">
          <text:p/>
        </draw:line>
        <draw:line draw:style-name="gr6" draw:text-style-name="P9" draw:layer="layout" svg:x1="22.4cm" svg:y1="3cm" svg:x2="22.4cm" svg:y2="4.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</anim:par>
              <anim:par smil:begin="0.001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8" smil:attributeName="visibility" smil:to="visible"/>
                  <anim:transitionFilter smil:dur="0.5s" smil:targetElement="id8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7" svg:path="M0 0l0.000321428571428571 0.0516190476190476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9" smil:attributeName="visibility" smil:to="visible"/>
                  <anim:transitionFilter smil:dur="0.5s" smil:targetElement="id9" smil:type="blindsWipe" smil:subtype="horizontal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7" svg:path="M0.000178571428571429 0.0452698412698413l-0.00142857142857143 0.0507936507936508"/>
                </anim:par>
              </anim:par>
              <anim:par smil:begin="2s">
                <anim:par smil:begin="0s" smil:fill="hold" presentation:node-type="after-previous" presentation:preset-class="entrance" presentation:preset-id="ooo-entrance-venetian-blinds" presentation:preset-sub-type="vertical" presentation:preset-property="Direction">
                  <anim:set smil:begin="0s" smil:dur="0.001s" smil:fill="hold" smil:targetElement="id10" smil:attributeName="visibility" smil:to="visible"/>
                  <anim:transitionFilter smil:dur="0.5s" smil:targetElement="id10" smil:type="blindsWipe" smil:subtype="horizontal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content" presentation:presentation-page-layout-name="AL2T1">
        <office:forms form:automatic-focus="false" form:apply-design-mode="false"/>
        <draw:frame draw:style-name="gr17" draw:text-style-name="P7" xml:id="id12" draw:id="id12" draw:layer="layout" svg:width="24.452cm" svg:height="1.08cm" svg:x="1.748cm" svg:y="6.32cm">
          <draw:text-box>
            <text:p><text:span text:style-name="T6">root <text:s text:c="5"/>: <text:s/>Pointer that contains address of structure pointer (tree_t)</text:span></text:p>
          </draw:text-box>
        </draw:frame>
        <draw:frame draw:style-name="gr18" draw:text-style-name="P7" xml:id="id13" draw:id="id13" draw:layer="layout" svg:width="9.853cm" svg:height="0.988cm" svg:x="1.723cm" svg:y="7.224cm">
          <draw:text-box>
            <text:p><text:span text:style-name="T6">data <text:s text:c="4"/>: <text:s text:c="2"/>Item to be added <text:s text:c="2"/></text:span></text:p>
          </draw:text-box>
        </draw:frame>
        <draw:frame draw:style-name="gr19" draw:text-style-name="P16" xml:id="id11" draw:id="id11" draw:layer="layout" svg:width="7.857cm" svg:height="1.199cm" svg:x="1.548cm" svg:y="5.12cm">
          <draw:text-box>
            <text:p><text:span text:style-name="T11">Input Specification: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5">Algorithm</text:span></text:p>
          </draw:text-box>
        </draw:frame>
        <draw:frame draw:style-name="gr20" draw:text-style-name="P16" draw:layer="layout" svg:width="11.057cm" svg:height="1cm" svg:x="1.543cm" svg:y="3.6cm">
          <draw:text-box>
            <text:p><text:span text:style-name="T11">bst_insert(root,data):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1s" smil:fill="hold" smil:targetElement="id11" smil:attributeName="visibility" smil:to="visible"/>
                  <anim:transitionFilter smil:dur="0.5s" smil:targetElement="id11" smil:type="slideWipe" smil:subtype="fromLeft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peek-in" presentation:preset-sub-type="from-left" presentation:preset-property="Direction">
                  <anim:set smil:begin="0s" smil:dur="0.002s" smil:fill="hold" smil:targetElement="id12" smil:attributeName="visibility" smil:to="visible"/>
                  <anim:transitionFilter smil:dur="1s" smil:targetElement="id12" smil:type="slideWipe" smil:subtype="fromLeft"/>
                </anim:par>
              </anim:par>
              <anim:par smil:begin="1s">
                <anim:par smil:begin="0s" smil:fill="hold" presentation:node-type="after-previous" presentation:preset-class="entrance" presentation:preset-id="ooo-entrance-peek-in" presentation:preset-sub-type="from-left" presentation:preset-property="Direction">
                  <anim:set smil:begin="0s" smil:dur="0.002s" smil:fill="hold" smil:targetElement="id13" smil:attributeName="visibility" smil:to="visible"/>
                  <anim:transitionFilter smil:dur="1s" smil:targetElement="id13" smil:type="slideWipe" smil:subtype="fromLeft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8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content" presentation:presentation-page-layout-name="AL2T1">
        <office:forms form:automatic-focus="false" form:apply-design-mode="false"/>
        <draw:frame draw:style-name="gr17" draw:text-style-name="P7" draw:layer="layout" svg:width="24.452cm" svg:height="1.08cm" svg:x="1.748cm" svg:y="6.32cm">
          <draw:text-box>
            <text:p><text:span text:style-name="T6">root <text:s text:c="5"/>: <text:s/>Pointer that contains address of structure pointer (tree_t)</text:span></text:p>
          </draw:text-box>
        </draw:frame>
        <draw:frame draw:style-name="gr18" draw:text-style-name="P7" draw:layer="layout" svg:width="9.853cm" svg:height="0.988cm" svg:x="1.723cm" svg:y="7.224cm">
          <draw:text-box>
            <text:p><text:span text:style-name="T6">data <text:s text:c="4"/>: <text:s text:c="2"/>Item to be added <text:s text:c="2"/></text:span></text:p>
          </draw:text-box>
        </draw:frame>
        <draw:frame draw:style-name="gr19" draw:text-style-name="P16" draw:layer="layout" svg:width="7.857cm" svg:height="1.199cm" svg:x="1.548cm" svg:y="5.12cm">
          <draw:text-box>
            <text:p><text:span text:style-name="T11">Input Specification:</text:span></text:p>
          </draw:text-box>
        </draw:frame>
        <draw:frame presentation:style-name="pr5" draw:text-style-name="P5" draw:layer="layout" svg:width="19.5cm" svg:height="2.597cm" svg:x="0.549cm" svg:y="0.21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5">Algorithm</text:span></text:p>
          </draw:text-box>
        </draw:frame>
        <draw:frame draw:style-name="gr20" draw:text-style-name="P16" draw:layer="layout" svg:width="11.057cm" svg:height="1cm" svg:x="1.543cm" svg:y="3.6cm">
          <draw:text-box>
            <text:p><text:span text:style-name="T11">bst_insert(root,data):</text:span></text:p>
          </draw:text-box>
        </draw:frame>
        <draw:frame draw:style-name="gr21" draw:text-style-name="P16" draw:layer="layout" svg:width="9.457cm" svg:height="0.999cm" svg:x="1.549cm" svg:y="9.2cm">
          <draw:text-box>
            <text:p><text:span text:style-name="T11">Output Specification:</text:span></text:p>
          </draw:text-box>
        </draw:frame>
        <draw:frame draw:style-name="gr22" draw:text-style-name="P17" draw:layer="layout" svg:width="9.6cm" svg:height="0.962cm" svg:x="1.992cm" svg:y="10.438cm">
          <draw:text-box>
            <text:p xml:id="id14" text:id="id14">Status : <text:s/>e_true / e_fals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4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9" presentation:class="page"/>
          <draw:frame presentation:style-name="pr6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content" presentation:presentation-page-layout-name="AL2T1">
        <office:forms form:automatic-focus="false" form:apply-design-mode="false"/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content" presentation:presentation-page-layout-name="AL2T1">
        <office:forms form:automatic-focus="false" form:apply-design-mode="false"/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8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content" presentation:presentation-page-layout-name="AL2T1">
        <office:forms form:automatic-focus="false" form:apply-design-mode="false"/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7.3cm" svg:height="0.558cm" svg:x="1cm" svg:y="2.942cm">
          <text:p/>
          <draw:enhanced-geometry svg:viewBox="0 0 21600 21600" draw:mirror-horizontal="true" draw:type="rectangle" draw:enhanced-path="M 0 0 L 21600 0 21600 21600 0 21600 0 0 Z N"/>
        </draw:custom-shape>
        <draw:frame draw:style-name="gr3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3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3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 xml:id="id15" draw:id="id15"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 xml:id="id16" text:id="id16"><text:span text:style-name="T16">n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6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1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3.9cm" svg:height="0.558cm" svg:x="1cm" svg:y="3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3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3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38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4.642cm">
          <text:p/>
          <draw:enhanced-geometry svg:viewBox="0 0 21600 21600" draw:mirror-horizontal="true" draw:type="rectangle" draw:enhanced-path="M 0 0 L 21600 0 21600 21600 0 21600 0 0 Z N"/>
        </draw:custom-shape>
        <draw:frame draw:style-name="gr4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4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4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4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4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46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4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4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49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51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52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53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5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5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56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59cm" svg:y="5.15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6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58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59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60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59cm" svg:y="5.15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1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6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61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62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63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59cm" svg:y="5.15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cm" svg:y="3.8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2cm" svg:y="3.6cm">
          <draw:text-box>
            <text:p><text:span text:style-name="T16">root</text:span></text:p>
          </draw:text-box>
        </draw:frame>
        <draw:frame draw:style-name="gr50" draw:text-style-name="P25" draw:layer="layout" svg:width="1.412cm" svg:height="0.662cm" svg:x="21.516cm" svg:y="3.738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8" draw:layer="layout" svg:width="3.6cm" svg:height="0.558cm" svg:x="1.2cm" svg:y="7.1cm">
          <text:p/>
          <draw:enhanced-geometry svg:viewBox="0 0 21600 21600" draw:mirror-horizontal="true" draw:type="rectangle" draw:enhanced-path="M 0 0 L 21600 0 21600 21600 0 21600 0 0 Z N"/>
        </draw:custom-shape>
        <draw:frame draw:style-name="gr6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6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69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59cm" svg:y="5.15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cm" svg:y="3.8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2cm" svg:y="3.6cm">
          <draw:text-box>
            <text:p><text:span text:style-name="T16">root</text:span></text:p>
          </draw:text-box>
        </draw:frame>
        <draw:frame draw:style-name="gr50" draw:text-style-name="P25" draw:layer="layout" svg:width="1.412cm" svg:height="0.662cm" svg:x="21.516cm" svg:y="3.738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8" draw:layer="layout" svg:width="3.6cm" svg:height="0.558cm" svg:x="1.2cm" svg:y="7.1cm">
          <text:p/>
          <draw:enhanced-geometry svg:viewBox="0 0 21600 21600" draw:mirror-horizontal="true" draw:type="rectangle" draw:enhanced-path="M 0 0 L 21600 0 21600 21600 0 21600 0 0 Z N"/>
        </draw:custom-shape>
        <draw:frame draw:style-name="gr7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7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7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59cm" svg:y="5.15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cm" svg:y="3.8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2cm" svg:y="3.6cm">
          <draw:text-box>
            <text:p><text:span text:style-name="T16">root</text:span></text:p>
          </draw:text-box>
        </draw:frame>
        <draw:line draw:style-name="gr6" draw:text-style-name="P9" draw:layer="layout" svg:x1="22.2cm" svg:y1="4.1cm" svg:x2="22.2cm" svg:y2="5cm">
          <text:p/>
        </draw:line>
        <presentation:notes draw:style-name="dp2">
          <draw:page-thumbnail draw:style-name="gr2" draw:layer="layout" svg:width="0.001cm" svg:height="0.001cm" svg:x="0cm" svg:y="2.257cm" draw:page-number="2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66" draw:text-style-name="P18" draw:layer="layout" svg:width="3.6cm" svg:height="0.558cm" svg:x="1.4cm" svg:y="7.658cm">
          <text:p/>
          <draw:enhanced-geometry svg:viewBox="0 0 21600 21600" draw:mirror-horizontal="true" draw:type="rectangle" draw:enhanced-path="M 0 0 L 21600 0 21600 21600 0 21600 0 0 Z N"/>
        </draw:custom-shape>
        <draw:frame draw:style-name="gr73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74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75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20.6cm" svg:y="5.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7cm" svg:y1="5.1cm" svg:x2="22.857cm" svg:y2="5.9cm">
              <text:p/>
            </draw:line>
          </draw:g>
          <draw:line draw:style-name="gr5" draw:text-style-name="P9" draw:layer="layout" svg:x1="21.8cm" svg:y1="5.1cm" svg:x2="21.8cm" svg:y2="5.9cm">
            <text:p/>
          </draw:line>
        </draw:g>
        <draw:frame draw:style-name="gr34" draw:text-style-name="P24" draw:layer="layout" svg:width="1.378cm" svg:height="0.747cm" svg:x="20.138cm" svg:y="4.438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1.715cm" svg:y="5.109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1cm" svg:y="5.153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59cm" svg:y="5.15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cm" svg:y="3.8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2cm" svg:y="3.6cm">
          <draw:text-box>
            <text:p><text:span text:style-name="T16">root</text:span></text:p>
          </draw:text-box>
        </draw:frame>
        <draw:line draw:style-name="gr6" draw:text-style-name="P9" draw:layer="layout" svg:x1="22.2cm" svg:y1="4.1cm" svg:x2="22.2cm" svg:y2="5cm">
          <text:p/>
        </draw:line>
        <presentation:notes draw:style-name="dp2">
          <draw:page-thumbnail draw:style-name="gr2" draw:layer="layout" svg:width="0.001cm" svg:height="0.001cm" svg:x="0cm" svg:y="2.257cm" draw:page-number="2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9" draw:text-style-name="P18" draw:layer="layout" svg:width="7.3cm" svg:height="0.558cm" svg:x="1cm" svg:y="2.942cm">
          <text:p/>
          <draw:enhanced-geometry svg:viewBox="0 0 21600 21600" draw:mirror-horizontal="true" draw:type="rectangle" draw:enhanced-path="M 0 0 L 21600 0 21600 21600 0 21600 0 0 Z N"/>
        </draw:custom-shape>
        <draw:frame draw:style-name="gr7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7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78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 xml:id="id17" draw:id="id17">
          <draw:g>
            <draw:custom-shape draw:style-name="gr33" draw:text-style-name="P8" draw:layer="layout" svg:width="3.291cm" svg:height="0.8cm" svg:x="17.509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66cm" svg:y1="7.062cm" svg:x2="19.766cm" svg:y2="7.862cm">
              <text:p/>
            </draw:line>
          </draw:g>
          <draw:line draw:style-name="gr5" draw:text-style-name="P9" draw:layer="layout" svg:x1="18.709cm" svg:y1="7.062cm" svg:x2="18.709cm" svg:y2="7.862cm">
            <text:p/>
          </draw:line>
        </draw:g>
        <draw:frame draw:style-name="gr34" draw:text-style-name="P24" draw:layer="layout" svg:width="1.378cm" svg:height="0.747cm" svg:x="17.047cm" svg:y="6.4cm">
          <draw:text-box>
            <text:p xml:id="id18" text:id="id18"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1cm" svg:y="5.101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8cm" svg:y1="5.101cm" svg:x2="22.858cm" svg:y2="5.901cm">
              <text:p/>
            </draw:line>
          </draw:g>
          <draw:line draw:style-name="gr5" draw:text-style-name="P9" draw:layer="layout" svg:x1="21.801cm" svg:y1="5.101cm" svg:x2="21.801cm" svg:y2="5.901cm">
            <text:p/>
          </draw:line>
        </draw:g>
        <draw:frame draw:style-name="gr43" draw:text-style-name="P24" draw:layer="layout" svg:width="1.044cm" svg:height="0.747cm" svg:x="21.716cm" svg:y="5.11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2cm" svg:y="5.154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cm" svg:y="5.151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1cm" svg:y="3.801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3cm" svg:y="3.601cm">
          <draw:text-box>
            <text:p><text:span text:style-name="T16">root</text:span></text:p>
          </draw:text-box>
        </draw:frame>
        <draw:line draw:style-name="gr6" draw:text-style-name="P9" draw:layer="layout" svg:x1="22.201cm" svg:y1="4.101cm" svg:x2="22.201cm" svg:y2="5.0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18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2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5" draw:text-style-name="P18" draw:layer="layout" svg:width="3.9cm" svg:height="0.558cm" svg:x="1cm" svg:y="3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79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80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81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cm" svg:y="7.06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67cm" svg:y1="7.063cm" svg:x2="19.767cm" svg:y2="7.863cm">
              <text:p/>
            </draw:line>
          </draw:g>
          <draw:line draw:style-name="gr5" draw:text-style-name="P9" draw:layer="layout" svg:x1="18.71cm" svg:y1="7.063cm" svg:x2="18.71cm" svg:y2="7.863cm">
            <text:p/>
          </draw:line>
        </draw:g>
        <draw:frame draw:style-name="gr34" draw:text-style-name="P24" draw:layer="layout" svg:width="1.378cm" svg:height="0.747cm" svg:x="17.048cm" svg:y="6.401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2cm" svg:y="5.10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9cm" svg:y1="5.102cm" svg:x2="22.859cm" svg:y2="5.902cm">
              <text:p/>
            </draw:line>
          </draw:g>
          <draw:line draw:style-name="gr5" draw:text-style-name="P9" draw:layer="layout" svg:x1="21.802cm" svg:y1="5.102cm" svg:x2="21.802cm" svg:y2="5.902cm">
            <text:p/>
          </draw:line>
        </draw:g>
        <draw:frame draw:style-name="gr43" draw:text-style-name="P24" draw:layer="layout" svg:width="1.044cm" svg:height="0.747cm" svg:x="21.717cm" svg:y="5.111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3cm" svg:y="5.155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1cm" svg:y="5.152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2cm" svg:y="3.802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4cm" svg:y="3.602cm">
          <draw:text-box>
            <text:p><text:span text:style-name="T16">root</text:span></text:p>
          </draw:text-box>
        </draw:frame>
        <draw:line draw:style-name="gr6" draw:text-style-name="P9" draw:layer="layout" svg:x1="22.202cm" svg:y1="4.102cm" svg:x2="22.202cm" svg:y2="5.002cm">
          <text:p/>
        </draw:line>
        <presentation:notes draw:style-name="dp2">
          <draw:page-thumbnail draw:style-name="gr2" draw:layer="layout" svg:width="0.001cm" svg:height="0.001cm" svg:x="0cm" svg:y="2.257cm" draw:page-number="2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4.642cm">
          <text:p/>
          <draw:enhanced-geometry svg:viewBox="0 0 21600 21600" draw:mirror-horizontal="true" draw:type="rectangle" draw:enhanced-path="M 0 0 L 21600 0 21600 21600 0 21600 0 0 Z N"/>
        </draw:custom-shape>
        <draw:frame draw:style-name="gr82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83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84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cm" svg:y="7.06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67cm" svg:y1="7.063cm" svg:x2="19.767cm" svg:y2="7.863cm">
              <text:p/>
            </draw:line>
          </draw:g>
          <draw:line draw:style-name="gr5" draw:text-style-name="P9" draw:layer="layout" svg:x1="18.71cm" svg:y1="7.063cm" svg:x2="18.71cm" svg:y2="7.863cm">
            <text:p/>
          </draw:line>
        </draw:g>
        <draw:frame draw:style-name="gr34" draw:text-style-name="P24" draw:layer="layout" svg:width="1.378cm" svg:height="0.747cm" svg:x="17.048cm" svg:y="6.401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2cm" svg:y="5.10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59cm" svg:y1="5.102cm" svg:x2="22.859cm" svg:y2="5.902cm">
              <text:p/>
            </draw:line>
          </draw:g>
          <draw:line draw:style-name="gr5" draw:text-style-name="P9" draw:layer="layout" svg:x1="21.802cm" svg:y1="5.102cm" svg:x2="21.802cm" svg:y2="5.902cm">
            <text:p/>
          </draw:line>
        </draw:g>
        <draw:frame draw:style-name="gr43" draw:text-style-name="P24" draw:layer="layout" svg:width="1.044cm" svg:height="0.747cm" svg:x="21.717cm" svg:y="5.111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3cm" svg:y="5.155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1cm" svg:y="5.152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2cm" svg:y="3.802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4cm" svg:y="3.602cm">
          <draw:text-box>
            <text:p><text:span text:style-name="T16">root</text:span></text:p>
          </draw:text-box>
        </draw:frame>
        <draw:line draw:style-name="gr6" draw:text-style-name="P9" draw:layer="layout" svg:x1="22.202cm" svg:y1="4.102cm" svg:x2="22.202cm" svg:y2="5.002cm">
          <text:p/>
        </draw:line>
        <draw:frame draw:style-name="gr43" draw:text-style-name="P24" draw:layer="layout" svg:width="1.044cm" svg:height="0.747cm" svg:x="18.71cm" svg:y="7.116cm">
          <draw:text-box>
            <text:p><text:span text:style-name="T16">2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85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86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87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1cm" svg:y="7.064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68cm" svg:y1="7.064cm" svg:x2="19.768cm" svg:y2="7.864cm">
              <text:p/>
            </draw:line>
          </draw:g>
          <draw:line draw:style-name="gr5" draw:text-style-name="P9" draw:layer="layout" svg:x1="18.711cm" svg:y1="7.064cm" svg:x2="18.711cm" svg:y2="7.864cm">
            <text:p/>
          </draw:line>
        </draw:g>
        <draw:frame draw:style-name="gr34" draw:text-style-name="P24" draw:layer="layout" svg:width="1.378cm" svg:height="0.747cm" svg:x="17.049cm" svg:y="6.402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3cm" svg:y="5.10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cm" svg:y1="5.103cm" svg:x2="22.86cm" svg:y2="5.903cm">
              <text:p/>
            </draw:line>
          </draw:g>
          <draw:line draw:style-name="gr5" draw:text-style-name="P9" draw:layer="layout" svg:x1="21.803cm" svg:y1="5.103cm" svg:x2="21.803cm" svg:y2="5.903cm">
            <text:p/>
          </draw:line>
        </draw:g>
        <draw:frame draw:style-name="gr43" draw:text-style-name="P24" draw:layer="layout" svg:width="1.044cm" svg:height="0.747cm" svg:x="21.718cm" svg:y="5.112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4cm" svg:y="5.156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2cm" svg:y="5.153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3cm" svg:y="3.803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5cm" svg:y="3.603cm">
          <draw:text-box>
            <text:p><text:span text:style-name="T16">root</text:span></text:p>
          </draw:text-box>
        </draw:frame>
        <draw:line draw:style-name="gr6" draw:text-style-name="P9" draw:layer="layout" svg:x1="22.203cm" svg:y1="4.103cm" svg:x2="22.203cm" svg:y2="5.003cm">
          <text:p/>
        </draw:line>
        <draw:frame draw:style-name="gr43" draw:text-style-name="P24" draw:layer="layout" svg:width="1.044cm" svg:height="0.747cm" svg:x="18.711cm" svg:y="7.117cm">
          <draw:text-box>
            <text:p><text:span text:style-name="T16">20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88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89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90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1cm" svg:y="7.064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68cm" svg:y1="7.064cm" svg:x2="19.768cm" svg:y2="7.864cm">
              <text:p/>
            </draw:line>
          </draw:g>
          <draw:line draw:style-name="gr5" draw:text-style-name="P9" draw:layer="layout" svg:x1="18.711cm" svg:y1="7.064cm" svg:x2="18.711cm" svg:y2="7.864cm">
            <text:p/>
          </draw:line>
        </draw:g>
        <draw:frame draw:style-name="gr34" draw:text-style-name="P24" draw:layer="layout" svg:width="1.378cm" svg:height="0.747cm" svg:x="17.049cm" svg:y="6.402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3cm" svg:y="5.103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cm" svg:y1="5.103cm" svg:x2="22.86cm" svg:y2="5.903cm">
              <text:p/>
            </draw:line>
          </draw:g>
          <draw:line draw:style-name="gr5" draw:text-style-name="P9" draw:layer="layout" svg:x1="21.803cm" svg:y1="5.103cm" svg:x2="21.803cm" svg:y2="5.903cm">
            <text:p/>
          </draw:line>
        </draw:g>
        <draw:frame draw:style-name="gr43" draw:text-style-name="P24" draw:layer="layout" svg:width="1.044cm" svg:height="0.747cm" svg:x="21.718cm" svg:y="5.112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4cm" svg:y="5.156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2cm" svg:y="5.153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3cm" svg:y="3.803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5cm" svg:y="3.603cm">
          <draw:text-box>
            <text:p><text:span text:style-name="T16">root</text:span></text:p>
          </draw:text-box>
        </draw:frame>
        <draw:line draw:style-name="gr6" draw:text-style-name="P9" draw:layer="layout" svg:x1="22.203cm" svg:y1="4.103cm" svg:x2="22.203cm" svg:y2="5.003cm">
          <text:p/>
        </draw:line>
        <draw:frame draw:style-name="gr43" draw:text-style-name="P24" draw:layer="layout" svg:width="1.044cm" svg:height="0.747cm" svg:x="18.711cm" svg:y="7.117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1cm" svg:y="7.164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5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91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92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93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2cm" svg:y="7.06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69cm" svg:y1="7.065cm" svg:x2="19.769cm" svg:y2="7.865cm">
              <text:p/>
            </draw:line>
          </draw:g>
          <draw:line draw:style-name="gr5" draw:text-style-name="P9" draw:layer="layout" svg:x1="18.712cm" svg:y1="7.065cm" svg:x2="18.712cm" svg:y2="7.865cm">
            <text:p/>
          </draw:line>
        </draw:g>
        <draw:frame draw:style-name="gr34" draw:text-style-name="P24" draw:layer="layout" svg:width="1.378cm" svg:height="0.747cm" svg:x="17.05cm" svg:y="6.403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4cm" svg:y="5.104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1cm" svg:y1="5.104cm" svg:x2="22.861cm" svg:y2="5.904cm">
              <text:p/>
            </draw:line>
          </draw:g>
          <draw:line draw:style-name="gr5" draw:text-style-name="P9" draw:layer="layout" svg:x1="21.804cm" svg:y1="5.104cm" svg:x2="21.804cm" svg:y2="5.904cm">
            <text:p/>
          </draw:line>
        </draw:g>
        <draw:frame draw:style-name="gr43" draw:text-style-name="P24" draw:layer="layout" svg:width="1.044cm" svg:height="0.747cm" svg:x="21.719cm" svg:y="5.113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5cm" svg:y="5.157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3cm" svg:y="5.154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4cm" svg:y="3.804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6cm" svg:y="3.604cm">
          <draw:text-box>
            <text:p><text:span text:style-name="T16">root</text:span></text:p>
          </draw:text-box>
        </draw:frame>
        <draw:line draw:style-name="gr6" draw:text-style-name="P9" draw:layer="layout" svg:x1="22.204cm" svg:y1="4.104cm" svg:x2="22.204cm" svg:y2="5.004cm">
          <text:p/>
        </draw:line>
        <draw:frame draw:style-name="gr43" draw:text-style-name="P24" draw:layer="layout" svg:width="1.044cm" svg:height="0.747cm" svg:x="18.712cm" svg:y="7.118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2cm" svg:y="7.165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88cm" svg:y="7.2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2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1.1cm" svg:y="6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9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9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96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3cm" svg:y="7.06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cm" svg:y1="7.066cm" svg:x2="19.77cm" svg:y2="7.866cm">
              <text:p/>
            </draw:line>
          </draw:g>
          <draw:line draw:style-name="gr5" draw:text-style-name="P9" draw:layer="layout" svg:x1="18.713cm" svg:y1="7.066cm" svg:x2="18.713cm" svg:y2="7.866cm">
            <text:p/>
          </draw:line>
        </draw:g>
        <draw:frame draw:style-name="gr34" draw:text-style-name="P24" draw:layer="layout" svg:width="1.378cm" svg:height="0.747cm" svg:x="17.051cm" svg:y="6.404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5cm" svg:y="5.105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2cm" svg:y1="5.105cm" svg:x2="22.862cm" svg:y2="5.905cm">
              <text:p/>
            </draw:line>
          </draw:g>
          <draw:line draw:style-name="gr5" draw:text-style-name="P9" draw:layer="layout" svg:x1="21.805cm" svg:y1="5.105cm" svg:x2="21.805cm" svg:y2="5.905cm">
            <text:p/>
          </draw:line>
        </draw:g>
        <draw:frame draw:style-name="gr43" draw:text-style-name="P24" draw:layer="layout" svg:width="1.044cm" svg:height="0.747cm" svg:x="21.72cm" svg:y="5.114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6cm" svg:y="5.158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4cm" svg:y="5.155cm">
          <draw:text-box>
            <text:p><text:span text:style-name="T17">NULL</text:span></text:p>
          </draw:text-box>
        </draw:frame>
        <draw:custom-shape draw:style-name="gr64" draw:text-style-name="P26" xml:id="id19" draw:id="id19" draw:layer="layout" svg:width="1.6cm" svg:height="0.6cm" svg:x="21.405cm" svg:y="3.805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7cm" svg:y="3.605cm">
          <draw:text-box>
            <text:p><text:span text:style-name="T16">root</text:span></text:p>
          </draw:text-box>
        </draw:frame>
        <draw:line draw:style-name="gr6" draw:text-style-name="P9" draw:layer="layout" svg:x1="22.205cm" svg:y1="4.105cm" svg:x2="22.205cm" svg:y2="5.005cm">
          <text:p/>
        </draw:line>
        <draw:frame draw:style-name="gr43" draw:text-style-name="P24" draw:layer="layout" svg:width="1.044cm" svg:height="0.747cm" svg:x="18.713cm" svg:y="7.119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3cm" svg:y="7.16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89cm" svg:y="7.201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19" smil:keySplines="0,0;0.2,0.5;0.8,0.5;1,0" smil:type="fade" smil:subtype="crossfade" smil:mode="out"/>
                  <anim:animateTransform smil:dur="0.25s" smil:fill="hold" smil:autoReverse="true" smil:targetElement="id19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39" draw:text-style-name="P18" draw:layer="layout" svg:width="4.5cm" svg:height="0.558cm" svg:x="0.9cm" svg:y="8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9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9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99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2.3cm" svg:y1="6.9cm" svg:x2="22.3cm" svg:y2="6cm">
          <text:p/>
        </draw:line>
        <draw:frame draw:style-name="gr101" draw:text-style-name="P24" xml:id="id20" draw:id="id20" draw:layer="layout" svg:width="1.607cm" svg:height="0.747cm" svg:x="26.12cm" svg:y="4.002cm">
          <draw:text-box>
            <text:p><text:span text:style-name="T16">temp</text:span></text:p>
          </draw:text-box>
        </draw:frame>
        <draw:polyline draw:style-name="gr100" draw:text-style-name="P9" xml:id="id21" draw:id="id21" draw:layer="layout" svg:width="0cm" svg:height="0.899cm" svg:x="26.119cm" svg:y="3.702cm" svg:viewBox="0 0 0 900" draw:points="0,9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02" draw:text-style-name="P18" draw:layer="layout" svg:width="5.1cm" svg:height="0.558cm" svg:x="1cm" svg:y="8.9cm">
          <text:p/>
          <draw:enhanced-geometry svg:viewBox="0 0 21600 21600" draw:mirror-horizontal="true" draw:type="rectangle" draw:enhanced-path="M 0 0 L 21600 0 21600 21600 0 21600 0 0 Z N"/>
        </draw:custom-shape>
        <draw:frame draw:style-name="gr103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04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05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2.3cm" svg:y1="6.901cm" svg:x2="22.3cm" svg:y2="6.001cm">
          <text:p/>
        </draw:lin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4.4cm" svg:height="0.558cm" svg:x="1.2cm" svg:y="9.458cm">
          <text:p/>
          <draw:enhanced-geometry svg:viewBox="0 0 21600 21600" draw:mirror-horizontal="true" draw:type="rectangle" draw:enhanced-path="M 0 0 L 21600 0 21600 21600 0 21600 0 0 Z N"/>
        </draw:custom-shape>
        <draw:frame draw:style-name="gr10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0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09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2.4cm" svg:y1="7.001cm" svg:x2="22.4cm" svg:y2="6.101cm">
          <text:p/>
        </draw:lin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 xml:id="id23" draw:id="id23"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polyline draw:style-name="gr110" draw:text-style-name="P9" xml:id="id22" draw:id="id22" draw:layer="layout" svg:width="0cm" svg:height="0.899cm" svg:x="22.1cm" svg:y="6.1cm" svg:viewBox="0 0 0 900" draw:points="0,900 0,0">
          <text:p/>
        </draw:poly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8" draw:layer="layout" svg:width="5.8cm" svg:height="0.558cm" svg:x="1.4cm" svg:y="10cm">
          <text:p/>
          <draw:enhanced-geometry svg:viewBox="0 0 21600 21600" draw:mirror-horizontal="true" draw:type="rectangle" draw:enhanced-path="M 0 0 L 21600 0 21600 21600 0 21600 0 0 Z N"/>
        </draw:custom-shape>
        <draw:frame draw:style-name="gr113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14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15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 xml:id="id25" text:id="id25"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 xml:id="id24" text:id="id24"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2.4cm" svg:y1="7.001cm" svg:x2="22.4cm" svg:y2="6.101cm">
          <text:p/>
        </draw:lin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4" anim:sub-item="text" smil:attributeName="color" smil:to="#333399" anim:color-interpolation="rgb" anim:color-interpolation-direction="clockwise"/>
                </anim:par>
              </anim:par>
              <anim:par smil:begin="2s">
                <anim:par smil:begin="1s" smil:fill="hold" presentation:node-type="after-previous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25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8" draw:layer="layout" svg:width="5.8cm" svg:height="0.558cm" svg:x="1.8cm" svg:y="10.6cm">
          <text:p/>
          <draw:enhanced-geometry svg:viewBox="0 0 21600 21600" draw:mirror-horizontal="true" draw:type="rectangle" draw:enhanced-path="M 0 0 L 21600 0 21600 21600 0 21600 0 0 Z N"/>
        </draw:custom-shape>
        <draw:frame draw:style-name="gr11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1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18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 xml:id="id26" draw:id="id26"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21" draw:text-style-name="P18" draw:layer="layout" svg:width="2.8cm" svg:height="0.558cm" svg:x="1.765cm" svg:y="11.235cm">
          <text:p/>
          <draw:enhanced-geometry svg:viewBox="0 0 21600 21600" draw:mirror-horizontal="true" draw:type="rectangle" draw:enhanced-path="M 0 0 L 21600 0 21600 21600 0 21600 0 0 Z N"/>
        </draw:custom-shape>
        <draw:frame draw:style-name="gr122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23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24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 xml:id="id27" text:id="id27"><text:span text:style-name="T16">flag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27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25" draw:text-style-name="P18" draw:layer="layout" svg:width="4.8cm" svg:height="0.758cm" svg:x="1cm" svg:y="8.742cm">
          <text:p/>
          <draw:enhanced-geometry svg:viewBox="0 0 21600 21600" draw:mirror-horizontal="true" draw:type="rectangle" draw:enhanced-path="M 0 0 L 21600 0 21600 21600 0 21600 0 0 Z N"/>
        </draw:custom-shape>
        <draw:frame draw:style-name="gr12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2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28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8" draw:layer="layout" svg:width="3.2cm" svg:height="0.731cm" svg:x="9.2cm" svg:y="4.669cm">
          <text:p/>
          <draw:enhanced-geometry svg:viewBox="0 0 21600 21600" draw:mirror-horizontal="true" draw:type="rectangle" draw:enhanced-path="M 0 0 L 21600 0 21600 21600 0 21600 0 0 Z N"/>
        </draw:custom-shape>
        <draw:frame draw:style-name="gr13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3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3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3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9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29" draw:text-style-name="P18" draw:layer="layout" svg:width="3.2cm" svg:height="0.731cm" svg:x="9.2cm" svg:y="4.669cm">
          <text:p/>
          <draw:enhanced-geometry svg:viewBox="0 0 21600 21600" draw:mirror-horizontal="true" draw:type="rectangle" draw:enhanced-path="M 0 0 L 21600 0 21600 21600 0 21600 0 0 Z N"/>
        </draw:custom-shape>
        <draw:frame draw:style-name="gr133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34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35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 xml:id="id28" text:id="id28"><text:span text:style-name="T16">flag = 1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28" anim:sub-item="text" smil:keySplines="0,0;0.2,0.5;0.8,0.5;1,0" smil:type="fade" smil:subtype="crossfade" smil:mode="out"/>
                  <anim:animateTransform smil:dur="0.25s" smil:fill="hold" smil:autoReverse="true" smil:targetElement="id28" anim:sub-item="text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3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0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8" draw:layer="layout" svg:width="4.4cm" svg:height="0.731cm" svg:x="9.7cm" svg:y="5.3cm">
          <text:p/>
          <draw:enhanced-geometry svg:viewBox="0 0 21600 21600" draw:mirror-horizontal="true" draw:type="rectangle" draw:enhanced-path="M 0 0 L 21600 0 21600 21600 0 21600 0 0 Z N"/>
        </draw:custom-shape>
        <draw:frame draw:style-name="gr13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3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39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0" draw:text-style-name="P25" draw:layer="layout" svg:width="1.412cm" svg:height="0.662cm" svg:x="20.477cm" svg:y="5.159cm">
          <draw:text-box>
            <text:p><text:span text:style-name="T17">NULL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1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8" draw:layer="layout" svg:width="4.4cm" svg:height="0.731cm" svg:x="9.7cm" svg:y="5.3cm">
          <text:p/>
          <draw:enhanced-geometry svg:viewBox="0 0 21600 21600" draw:mirror-horizontal="true" draw:type="rectangle" draw:enhanced-path="M 0 0 L 21600 0 21600 21600 0 21600 0 0 Z N"/>
        </draw:custom-shape>
        <draw:frame draw:style-name="gr14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4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4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presentation:notes draw:style-name="dp2">
          <draw:page-thumbnail draw:style-name="gr2" draw:layer="layout" svg:width="0.001cm" svg:height="0.001cm" svg:x="0cm" svg:y="2.257cm" draw:page-number="4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2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36" draw:text-style-name="P18" draw:layer="layout" svg:width="4.4cm" svg:height="0.731cm" svg:x="9.2cm" svg:y="7.069cm">
          <text:p/>
          <draw:enhanced-geometry svg:viewBox="0 0 21600 21600" draw:mirror-horizontal="true" draw:type="rectangle" draw:enhanced-path="M 0 0 L 21600 0 21600 21600 0 21600 0 0 Z N"/>
        </draw:custom-shape>
        <draw:frame draw:style-name="gr143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44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45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frame draw:style-name="gr34" draw:text-style-name="P24" draw:layer="layout" svg:width="1.378cm" svg:height="0.747cm" svg:x="17.052cm" svg:y="6.405cm">
          <draw:text-box>
            <text:p><text:span text:style-name="T16">new</text:span></text:p>
          </draw:text-box>
        </draw:frame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presentation:notes draw:style-name="dp2">
          <draw:page-thumbnail draw:style-name="gr2" draw:layer="layout" svg:width="0.001cm" svg:height="0.001cm" svg:x="0cm" svg:y="2.257cm" draw:page-number="4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3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14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4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48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 xml:id="id29" draw:id="id29">
          <draw:g>
            <draw:g>
              <draw:custom-shape draw:style-name="gr33" draw:text-style-name="P8" draw:layer="layout" svg:width="3.291cm" svg:height="0.8cm" svg:x="23.462cm" svg:y="7.062cm">
                <text:p/>
                <draw:enhanced-geometry svg:viewBox="0 0 21600 21600" draw:type="rectangle" draw:enhanced-path="M 0 0 L 21600 0 21600 21600 0 21600 0 0 Z N"/>
              </draw:custom-shape>
              <draw:line draw:style-name="gr5" draw:text-style-name="P9" draw:layer="layout" svg:x1="25.719cm" svg:y1="7.062cm" svg:x2="25.719cm" svg:y2="7.862cm">
                <text:p/>
              </draw:line>
            </draw:g>
            <draw:line draw:style-name="gr5" draw:text-style-name="P9" draw:layer="layout" svg:x1="24.662cm" svg:y1="7.062cm" svg:x2="24.662cm" svg:y2="7.862cm">
              <text:p/>
            </draw:line>
          </draw:g>
          <draw:frame draw:style-name="gr34" draw:text-style-name="P24" draw:layer="layout" svg:width="1.378cm" svg:height="0.747cm" svg:x="23cm" svg:y="6.4cm">
            <draw:text-box>
              <text:p><text:span text:style-name="T16">new</text:span></text:p>
            </draw:text-box>
          </draw:frame>
          <draw:frame draw:style-name="gr43" draw:text-style-name="P24" draw:layer="layout" svg:width="1.044cm" svg:height="0.747cm" svg:x="24.662cm" svg:y="7.115cm">
            <draw:text-box>
              <text:p><text:span text:style-name="T16">50</text:span></text:p>
            </draw:text-box>
          </draw:frame>
          <draw:frame draw:style-name="gr50" draw:text-style-name="P25" draw:layer="layout" svg:width="1.412cm" svg:height="0.662cm" svg:x="23.362cm" svg:y="7.162cm">
            <draw:text-box>
              <text:p><text:span text:style-name="T17">NULL</text:span></text:p>
            </draw:text-box>
          </draw:frame>
          <draw:frame draw:style-name="gr50" draw:text-style-name="P25" draw:layer="layout" svg:width="1.412cm" svg:height="0.662cm" svg:x="25.538cm" svg:y="7.197cm">
            <draw:text-box>
              <text:p><text:span text:style-name="T17">NULL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4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49" draw:text-style-name="P18" xml:id="id30" draw:id="id30" draw:layer="layout" svg:width="5cm" svg:height="0.731cm" svg:x="1cm" svg:y="8.769cm">
          <text:p/>
          <draw:enhanced-geometry svg:viewBox="0 0 21600 21600" draw:mirror-horizontal="true" draw:type="rectangle" draw:enhanced-path="M 0 0 L 21600 0 21600 21600 0 21600 0 0 Z N"/>
        </draw:custom-shape>
        <draw:frame draw:style-name="gr15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5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5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2.5cm" svg:y1="7cm" svg:x2="22.5cm" svg:y2="6.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polyline draw:style-name="gr110" draw:text-style-name="P9" xml:id="id31" draw:id="id31" draw:layer="layout" svg:width="0cm" svg:height="0.899cm" svg:x="22.1cm" svg:y="6.1cm" svg:viewBox="0 0 0 900" draw:points="0,900 0,0">
          <text:p/>
        </draw:polyline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100" draw:text-style-name="P9" draw:layer="layout" svg:x1="26.119cm" svg:y1="4.602cm" svg:x2="26.119cm" svg:y2="3.7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5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53" draw:text-style-name="P18" draw:layer="layout" svg:width="6cm" svg:height="0.731cm" svg:x="1.4cm" svg:y="9.869cm">
          <text:p/>
          <draw:enhanced-geometry svg:viewBox="0 0 21600 21600" draw:mirror-horizontal="true" draw:type="rectangle" draw:enhanced-path="M 0 0 L 21600 0 21600 21600 0 21600 0 0 Z N"/>
        </draw:custom-shape>
        <draw:frame draw:style-name="gr15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5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56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 xml:id="id32" text:id="id32"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2.5cm" svg:y1="7cm" svg:x2="22.5cm" svg:y2="6.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 xml:id="id33" text:id="id33"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100" draw:text-style-name="P9" draw:layer="layout" svg:x1="26.119cm" svg:y1="4.602cm" svg:x2="26.119cm" svg:y2="3.7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2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3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6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57" draw:text-style-name="P18" draw:layer="layout" svg:width="6.8cm" svg:height="0.731cm" svg:x="1.4cm" svg:y="11.769cm">
          <text:p/>
          <draw:enhanced-geometry svg:viewBox="0 0 21600 21600" draw:mirror-horizontal="true" draw:type="rectangle" draw:enhanced-path="M 0 0 L 21600 0 21600 21600 0 21600 0 0 Z N"/>
        </draw:custom-shape>
        <draw:frame draw:style-name="gr158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59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60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 xml:id="id34" text:id="id34"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2.5cm" svg:y1="7cm" svg:x2="22.5cm" svg:y2="6.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 xml:id="id35" text:id="id35"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100" draw:text-style-name="P9" draw:layer="layout" svg:x1="26.119cm" svg:y1="4.602cm" svg:x2="26.119cm" svg:y2="3.702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4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35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7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61" draw:text-style-name="P18" draw:layer="layout" svg:width="5.2cm" svg:height="0.6cm" svg:x="2.1cm" svg:y="12.4cm">
          <text:p/>
          <draw:enhanced-geometry svg:viewBox="0 0 21600 21600" draw:mirror-horizontal="true" draw:type="rectangle" draw:enhanced-path="M 0 0 L 21600 0 21600 21600 0 21600 0 0 Z N"/>
        </draw:custom-shape>
        <draw:frame draw:style-name="gr162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63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64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 xml:id="id36" draw:id="id36"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4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8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65" draw:text-style-name="P18" draw:layer="layout" svg:width="2.6cm" svg:height="0.6cm" svg:x="2.2cm" svg:y="12.9cm">
          <text:p/>
          <draw:enhanced-geometry svg:viewBox="0 0 21600 21600" draw:mirror-horizontal="true" draw:type="rectangle" draw:enhanced-path="M 0 0 L 21600 0 21600 21600 0 21600 0 0 Z N"/>
        </draw:custom-shape>
        <draw:frame draw:style-name="gr16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6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68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0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9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69" draw:text-style-name="P18" draw:layer="layout" svg:width="3.2cm" svg:height="0.6cm" svg:x="9.2cm" svg:y="4.8cm">
          <text:p/>
          <draw:enhanced-geometry svg:viewBox="0 0 21600 21600" draw:mirror-horizontal="true" draw:type="rectangle" draw:enhanced-path="M 0 0 L 21600 0 21600 21600 0 21600 0 0 Z N"/>
        </draw:custom-shape>
        <draw:frame draw:style-name="gr17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7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7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frame draw:style-name="gr57" draw:text-style-name="P25" draw:layer="layout" svg:width="1.541cm" svg:height="0.662cm" svg:x="22.665cm" svg:y="5.156cm">
          <draw:text-box>
            <text:p><text:span text:style-name="T17">NULL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0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4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0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5cm" svg:height="0.8cm" svg:x="9.6cm" svg:y="6.4cm">
          <text:p/>
          <draw:enhanced-geometry svg:viewBox="0 0 21600 21600" draw:mirror-horizontal="true" draw:type="rectangle" draw:enhanced-path="M 0 0 L 21600 0 21600 21600 0 21600 0 0 Z N"/>
        </draw:custom-shape>
        <draw:frame draw:style-name="gr17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7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76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0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presentation:notes draw:style-name="dp2">
          <draw:page-thumbnail draw:style-name="gr2" draw:layer="layout" svg:width="0.001cm" svg:height="0.001cm" svg:x="0cm" svg:y="2.257cm" draw:page-number="5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1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73" draw:text-style-name="P18" draw:layer="layout" svg:width="5cm" svg:height="0.8cm" svg:x="9.2cm" svg:y="7cm">
          <text:p/>
          <draw:enhanced-geometry svg:viewBox="0 0 21600 21600" draw:mirror-horizontal="true" draw:type="rectangle" draw:enhanced-path="M 0 0 L 21600 0 21600 21600 0 21600 0 0 Z N"/>
        </draw:custom-shape>
        <draw:frame draw:style-name="gr17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7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79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1cm" svg:y1="7cm" svg:x2="22.1cm" svg:y2="6.1cm">
          <text:p/>
        </draw:lin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0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presentation:notes draw:style-name="dp2">
          <draw:page-thumbnail draw:style-name="gr2" draw:layer="layout" svg:width="0.001cm" svg:height="0.001cm" svg:x="0cm" svg:y="2.257cm" draw:page-number="5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2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8" draw:layer="layout" svg:width="7.2cm" svg:height="0.558cm" svg:x="1cm" svg:y="2.942cm">
          <text:p/>
          <draw:enhanced-geometry svg:viewBox="0 0 21600 21600" draw:mirror-horizontal="true" draw:type="rectangle" draw:enhanced-path="M 0 0 L 21600 0 21600 21600 0 21600 0 0 Z N"/>
        </draw:custom-shape>
        <draw:frame draw:style-name="gr181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82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83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34" draw:text-style-name="P24" draw:layer="layout" svg:width="1.378cm" svg:height="0.747cm" svg:x="23cm" svg:y="6.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presentation:notes draw:style-name="dp2">
          <draw:page-thumbnail draw:style-name="gr2" draw:layer="layout" svg:width="0.001cm" svg:height="0.001cm" svg:x="0cm" svg:y="2.257cm" draw:page-number="5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3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80" draw:text-style-name="P18" draw:layer="layout" svg:width="7.2cm" svg:height="0.558cm" svg:x="1cm" svg:y="2.942cm">
          <text:p/>
          <draw:enhanced-geometry svg:viewBox="0 0 21600 21600" draw:mirror-horizontal="true" draw:type="rectangle" draw:enhanced-path="M 0 0 L 21600 0 21600 21600 0 21600 0 0 Z N"/>
        </draw:custom-shape>
        <draw:frame draw:style-name="gr18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8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86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4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8" xml:id="id37" draw:id="id37" draw:layer="layout" svg:width="4.4cm" svg:height="0.558cm" svg:x="1.1cm" svg:y="4.642cm">
          <text:p/>
          <draw:enhanced-geometry svg:viewBox="0 0 21600 21600" draw:mirror-horizontal="true" draw:type="rectangle" draw:enhanced-path="M 0 0 L 21600 0 21600 21600 0 21600 0 0 Z N"/>
        </draw:custom-shape>
        <draw:frame draw:style-name="gr18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8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89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motion-path" presentation:preset-id="ooo-motionpath-down">
                  <anim:animateMotion smil:dur="2s" smil:fill="hold" smil:targetElement="id37" svg:path="M0 0.0184977256498684v0.0554418599123135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5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4.4cm" svg:height="0.558cm" svg:x="1cm" svg:y="6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19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9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92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xml:id="id38" draw:id="id38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38" smil:keySplines="0,0;0.2,0.5;0.8,0.5;1,0" smil:type="fade" smil:subtype="crossfade" smil:mode="out"/>
                  <anim:animateTransform smil:dur="0.25s" smil:fill="hold" smil:autoReverse="true" smil:targetElement="id38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6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06" draw:text-style-name="P18" draw:layer="layout" svg:width="4.4cm" svg:height="0.558cm" svg:x="1cm" svg:y="8.2cm">
          <text:p/>
          <draw:enhanced-geometry svg:viewBox="0 0 21600 21600" draw:mirror-horizontal="true" draw:type="rectangle" draw:enhanced-path="M 0 0 L 21600 0 21600 21600 0 21600 0 0 Z N"/>
        </draw:custom-shape>
        <draw:frame draw:style-name="gr193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94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195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polyline draw:style-name="gr196" draw:text-style-name="P9" xml:id="id39" draw:id="id39" draw:layer="layout" svg:width="0cm" svg:height="0.999cm" svg:x="22.1cm" svg:y="6cm" svg:viewBox="0 0 0 1000" draw:points="0,1000 0,0">
          <text:p/>
        </draw:poly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7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97" draw:text-style-name="P18" draw:layer="layout" svg:width="5.2cm" svg:height="0.558cm" svg:x="1cm" svg:y="8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198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199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00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line draw:style-name="gr196" draw:text-style-name="P9" draw:layer="layout" svg:x1="22.1cm" svg:y1="7cm" svg:x2="22.1cm" svg:y2="6cm">
          <text:p/>
        </draw: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5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8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01" draw:text-style-name="P18" draw:layer="layout" svg:width="4cm" svg:height="0.558cm" svg:x="1.4cm" svg:y="9.4cm">
          <text:p/>
          <draw:enhanced-geometry svg:viewBox="0 0 21600 21600" draw:mirror-horizontal="true" draw:type="rectangle" draw:enhanced-path="M 0 0 L 21600 0 21600 21600 0 21600 0 0 Z N"/>
        </draw:custom-shape>
        <draw:frame draw:style-name="gr202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03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04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line draw:style-name="gr196" draw:text-style-name="P9" draw:layer="layout" svg:x1="22.1cm" svg:y1="7cm" svg:x2="22.1cm" svg:y2="6cm">
          <text:p/>
        </draw:lin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polyline draw:style-name="gr110" draw:text-style-name="P9" xml:id="id40" draw:id="id40" draw:layer="layout" svg:width="0cm" svg:height="0.899cm" svg:x="22.5cm" svg:y="6cm" svg:viewBox="0 0 0 900" draw:points="0,900 0,0">
          <text:p/>
        </draw:poly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9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8" draw:layer="layout" svg:width="5.9cm" svg:height="0.558cm" svg:x="1.4cm" svg:y="10.042cm">
          <text:p/>
          <draw:enhanced-geometry svg:viewBox="0 0 21600 21600" draw:mirror-horizontal="true" draw:type="rectangle" draw:enhanced-path="M 0 0 L 21600 0 21600 21600 0 21600 0 0 Z N"/>
        </draw:custom-shape>
        <draw:frame draw:style-name="gr206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07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08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 xml:id="id42" text:id="id42"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 xml:id="id41" text:id="id41"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line draw:style-name="gr196" draw:text-style-name="P9" draw:layer="layout" svg:x1="22.1cm" svg:y1="7cm" svg:x2="22.1cm" svg:y2="6cm">
          <text:p/>
        </draw:lin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5cm" svg:y1="6.9cm" svg:x2="22.5cm" svg:y2="6cm">
          <text:p/>
        </draw: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1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42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5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0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8" draw:layer="layout" svg:width="5.9cm" svg:height="0.558cm" svg:x="1.7cm" svg:y="10.642cm">
          <text:p/>
          <draw:enhanced-geometry svg:viewBox="0 0 21600 21600" draw:mirror-horizontal="true" draw:type="rectangle" draw:enhanced-path="M 0 0 L 21600 0 21600 21600 0 21600 0 0 Z N"/>
        </draw:custom-shape>
        <draw:frame draw:style-name="gr209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10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11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polyline draw:style-name="gr196" draw:text-style-name="P9" xml:id="id43" draw:id="id43" draw:layer="layout" svg:width="0cm" svg:height="0.999cm" svg:x="22.1cm" svg:y="6cm" svg:viewBox="0 0 0 1000" draw:points="0,1000 0,0">
          <text:p/>
        </draw:polylin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5cm" svg:y1="6.9cm" svg:x2="22.5cm" svg:y2="6cm">
          <text:p/>
        </draw:line>
        <draw:polyline draw:style-name="gr196" draw:text-style-name="P9" xml:id="id44" draw:id="id44" draw:layer="layout" svg:width="0cm" svg:height="0.999cm" svg:x="19cm" svg:y="7.867cm" svg:viewBox="0 0 0 1000" draw:points="0,1000 0,0">
          <text:p/>
        </draw:poly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3" smil:attributeName="visibility" smil:to="hidden"/>
                </anim:par>
              </anim:par>
              <anim:par smil:begin="0.001s">
                <anim:par smil:begin="0s" smil:fill="hold" presentation:node-type="after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1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12" draw:text-style-name="P18" xml:id="id45" draw:id="id45" draw:layer="layout" svg:width="2.6cm" svg:height="0.558cm" svg:x="1.8cm" svg:y="11.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13" draw:text-style-name="P18" xml:id="id46" draw:id="id46" draw:layer="layout" svg:width="5cm" svg:height="0.558cm" svg:x="1.1cm" svg:y="8.842cm">
          <text:p/>
          <draw:enhanced-geometry svg:viewBox="0 0 21600 21600" draw:mirror-horizontal="true" draw:type="rectangle" draw:enhanced-path="M 0 0 L 21600 0 21600 21600 0 21600 0 0 Z N"/>
        </draw:custom-shape>
        <draw:frame draw:style-name="gr21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1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16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line draw:style-name="gr110" draw:text-style-name="P9" draw:layer="layout" svg:x1="22.5cm" svg:y1="6.9cm" svg:x2="22.5cm" svg:y2="6cm">
          <text:p/>
        </draw:line>
        <draw:polyline draw:style-name="gr196" draw:text-style-name="P9" xml:id="id47" draw:id="id47" draw:layer="layout" svg:width="0cm" svg:height="0.999cm" svg:x="19cm" svg:y="7.867cm" svg:viewBox="0 0 0 1000" draw:points="0,1000 0,0">
          <text:p/>
        </draw:polyline>
        <draw:frame draw:style-name="gr120" draw:text-style-name="P24" draw:layer="layout" svg:width="2.4cm" svg:height="0.747cm" svg:x="16.4cm" svg:y="4.892cm">
          <draw:text-box>
            <text:p><text:span text:style-name="T16">flag = 1</text:span></text:p>
          </draw:text-box>
        </draw:fram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5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47" smil:keySplines="0,0;0.2,0.5;0.8,0.5;1,0" smil:type="fade" smil:subtype="crossfade" smil:mode="out"/>
                  <anim:animateTransform smil:dur="0.25s" smil:fill="hold" smil:autoReverse="true" smil:targetElement="id47" smil:by="1.05,1.05" smil:attributeName="transform" svg:type="sca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2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13" draw:text-style-name="P18" draw:layer="layout" svg:width="5cm" svg:height="0.558cm" svg:x="1.4cm" svg:y="9.442cm">
          <text:p/>
          <draw:enhanced-geometry svg:viewBox="0 0 21600 21600" draw:mirror-horizontal="true" draw:type="rectangle" draw:enhanced-path="M 0 0 L 21600 0 21600 21600 0 21600 0 0 Z N"/>
        </draw:custom-shape>
        <draw:frame draw:style-name="gr21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1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19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polyline draw:style-name="gr110" draw:text-style-name="P9" xml:id="id48" draw:id="id48" draw:layer="layout" svg:width="0cm" svg:height="0.899cm" svg:x="22.5cm" svg:y="6cm" svg:viewBox="0 0 0 900" draw:points="0,900 0,0">
          <text:p/>
        </draw:polyline>
        <draw:line draw:style-name="gr196" draw:text-style-name="P9" draw:layer="layout" svg:x1="19cm" svg:y1="8.867cm" svg:x2="19cm" svg:y2="7.867cm">
          <text:p/>
        </draw:line>
        <draw:frame draw:style-name="gr120" draw:text-style-name="P24" draw:layer="layout" svg:width="2.4cm" svg:height="0.747cm" svg:x="16.4cm" svg:y="4.892cm">
          <draw:text-box>
            <text:p><text:span text:style-name="T16">flag = 1</text:span></text:p>
          </draw:text-box>
        </draw:frame>
        <draw:polyline draw:style-name="gr110" draw:text-style-name="P9" xml:id="id49" draw:id="id49" draw:layer="layout" svg:width="0cm" svg:height="0.899cm" svg:x="19.4cm" svg:y="7.9cm" svg:viewBox="0 0 0 900" draw:points="0,900 0,0">
          <text:p/>
        </draw:poly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48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3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112" draw:text-style-name="P18" draw:layer="layout" svg:width="5.8cm" svg:height="0.558cm" svg:x="1.4cm" svg:y="10cm">
          <text:p/>
          <draw:enhanced-geometry svg:viewBox="0 0 21600 21600" draw:mirror-horizontal="true" draw:type="rectangle" draw:enhanced-path="M 0 0 L 21600 0 21600 21600 0 21600 0 0 Z N"/>
        </draw:custom-shape>
        <draw:frame draw:style-name="gr22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2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22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 xml:id="id51" text:id="id51"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 xml:id="id50" text:id="id50"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line draw:style-name="gr196" draw:text-style-name="P9" draw:layer="layout" svg:x1="19cm" svg:y1="8.867cm" svg:x2="19cm" svg:y2="7.867cm">
          <text:p/>
        </draw:line>
        <draw:frame draw:style-name="gr120" draw:text-style-name="P24" draw:layer="layout" svg:width="2.4cm" svg:height="0.747cm" svg:x="16.4cm" svg:y="4.892cm">
          <draw:text-box>
            <text:p><text:span text:style-name="T16">flag = 1</text:span></text:p>
          </draw:text-box>
        </draw:frame>
        <draw:line draw:style-name="gr110" draw:text-style-name="P9" draw:layer="layout" svg:x1="19.4cm" svg:y1="8.8cm" svg:x2="19.4cm" svg:y2="7.9cm">
          <text:p/>
        </draw: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50" anim:sub-item="text" smil:attributeName="color" smil:to="#333399" anim:color-interpolation="rgb" anim:color-interpolation-direction="clockwis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mphasis" presentation:preset-id="ooo-emphasis-font-color" presentation:preset-sub-type="2" presentation:preset-property="CharColor;ColorStyle;Accelerate;Decelerate;AutoReverse" presentation:text-only="true">
                  <anim:animateColor smil:dur="2s" smil:fill="hold" smil:targetElement="id51" anim:sub-item="text" smil:attributeName="color" smil:to="#333399" anim:color-interpolation="rgb" anim:color-interpolation-direction="clockwis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3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4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23" draw:text-style-name="P18" xml:id="id54" draw:id="id54" draw:layer="layout" svg:width="4.8cm" svg:height="0.558cm" svg:x="2cm" svg:y="10.642cm">
          <text:p/>
          <draw:enhanced-geometry svg:viewBox="0 0 21600 21600" draw:mirror-horizontal="true" draw:type="rectangle" draw:enhanced-path="M 0 0 L 21600 0 21600 21600 0 21600 0 0 Z N"/>
        </draw:custom-shape>
        <draw:custom-shape draw:style-name="gr224" draw:text-style-name="P18" xml:id="id55" draw:id="id55" draw:layer="layout" svg:width="2.4cm" svg:height="0.558cm" svg:x="2cm" svg:y="11.2cm">
          <text:p/>
          <draw:enhanced-geometry svg:viewBox="0 0 21600 21600" draw:mirror-horizontal="true" draw:type="rectangle" draw:enhanced-path="M 0 0 L 21600 0 21600 21600 0 21600 0 0 Z N"/>
        </draw:custom-shape>
        <draw:frame draw:style-name="gr225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26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27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polyline draw:style-name="gr196" draw:text-style-name="P9" xml:id="id52" draw:id="id52" draw:layer="layout" svg:width="0cm" svg:height="0.999cm" svg:x="19cm" svg:y="7.867cm" svg:viewBox="0 0 0 1000" draw:points="0,1000 0,0">
          <text:p/>
        </draw:polyline>
        <draw:frame draw:style-name="gr120" draw:text-style-name="P24" draw:layer="layout" svg:width="2.4cm" svg:height="0.747cm" svg:x="16.4cm" svg:y="4.892cm">
          <draw:text-box>
            <text:p><text:span text:style-name="T16">flag = 1</text:span></text:p>
          </draw:text-box>
        </draw:frame>
        <draw:line draw:style-name="gr110" draw:text-style-name="P9" draw:layer="layout" svg:x1="19.4cm" svg:y1="8.8cm" svg:x2="19.4cm" svg:y2="7.9cm">
          <text:p/>
        </draw:line>
        <draw:g xml:id="id53" draw:id="id53">
          <draw:custom-shape draw:style-name="gr119" draw:text-style-name="P27" draw:layer="layout" svg:width="1.6cm" svg:height="0.6cm" svg:x="16.43cm" svg:y="4.001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3cm" svg:y="3.354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3cm" svg:y="4.001cm">
            <draw:text-box>
              <text:p><text:span text:style-name="T17">NULL</text:span></text:p>
            </draw:text-box>
          </draw:frame>
        </draw:g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4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5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4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5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8" xml:id="id57" draw:id="id57" draw:layer="layout" svg:width="5.9cm" svg:height="0.558cm" svg:x="1cm" svg:y="8.8cm">
          <text:p/>
          <draw:enhanced-geometry svg:viewBox="0 0 21600 21600" draw:mirror-horizontal="true" draw:type="rectangle" draw:enhanced-path="M 0 0 L 21600 0 21600 21600 0 21600 0 0 Z N"/>
        </draw:custom-shape>
        <draw:frame draw:style-name="gr228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custom-shape draw:style-name="gr201" draw:text-style-name="P18" xml:id="id58" draw:id="id58" draw:layer="layout" svg:width="4cm" svg:height="0.558cm" svg:x="9cm" svg:y="4.742cm">
          <text:p/>
          <draw:enhanced-geometry svg:viewBox="0 0 21600 21600" draw:mirror-horizontal="true" draw:type="rectangle" draw:enhanced-path="M 0 0 L 21600 0 21600 21600 0 21600 0 0 Z N"/>
        </draw:custom-shape>
        <draw:frame draw:style-name="gr229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30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g xml:id="id56" draw:id="id56">
          <draw:custom-shape draw:style-name="gr119" draw:text-style-name="P27" draw:layer="layout" svg:width="1.6cm" svg:height="0.6cm" svg:x="16.431cm" svg:y="4.002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31cm" svg:y="3.355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31cm" svg:y="4.002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3cm">
          <draw:text-box>
            <text:p><text:span text:style-name="T16">flag = 1</text:span></text:p>
          </draw:text-box>
        </draw:frame>
        <draw:line draw:style-name="gr110" draw:text-style-name="P9" draw:layer="layout" svg:x1="19.4cm" svg:y1="8.801cm" svg:x2="19.4cm" svg:y2="7.901cm">
          <text:p/>
        </draw: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mphasis" presentation:preset-id="ooo-emphasis-flash-bulb">
                  <anim:transitionFilter smil:dur="0.5s" smil:targetElement="id56" smil:keySplines="0,0;0.2,0.5;0.8,0.5;1,0" smil:type="fade" smil:subtype="crossfade" smil:mode="out"/>
                  <anim:animateTransform smil:dur="0.25s" smil:fill="hold" smil:autoReverse="true" smil:targetElement="id56" smil:by="1.05,1.05" smil:attributeName="transform" svg:type="sca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57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5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6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custom-shape draw:style-name="gr205" draw:text-style-name="P18" draw:layer="layout" svg:width="5.9cm" svg:height="0.558cm" svg:x="1cm" svg:y="8.8cm">
          <text:p/>
          <draw:enhanced-geometry svg:viewBox="0 0 21600 21600" draw:mirror-horizontal="true" draw:type="rectangle" draw:enhanced-path="M 0 0 L 21600 0 21600 21600 0 21600 0 0 Z N"/>
        </draw:custom-shape>
        <draw:frame draw:style-name="gr231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custom-shape draw:style-name="gr232" draw:text-style-name="P18" draw:layer="layout" svg:width="4.6cm" svg:height="0.558cm" svg:x="9.6cm" svg:y="5.242cm">
          <text:p/>
          <draw:enhanced-geometry svg:viewBox="0 0 21600 21600" draw:mirror-horizontal="true" draw:type="rectangle" draw:enhanced-path="M 0 0 L 21600 0 21600 21600 0 21600 0 0 Z N"/>
        </draw:custom-shape>
        <draw:frame draw:style-name="gr233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34" draw:text-style-name="P28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line draw:style-name="gr110" draw:text-style-name="P9" draw:layer="layout" svg:x1="25.926cm" svg:y1="5.901cm" svg:x2="25.926cm" svg:y2="5.001cm">
            <text:p/>
          </draw:line>
          <draw:frame draw:style-name="gr111" draw:text-style-name="P24" draw:layer="layout" svg:width="1.857cm" svg:height="0.747cm" svg:x="25.926cm" svg:y="5.301cm">
            <draw:text-box>
              <text:p><text:span text:style-name="T16">Parent</text:span></text:p>
            </draw:text-box>
          </draw:frame>
        </draw:g>
        <draw:g>
          <draw:custom-shape draw:style-name="gr119" draw:text-style-name="P27" draw:layer="layout" svg:width="1.6cm" svg:height="0.6cm" svg:x="16.431cm" svg:y="4.002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31cm" svg:y="3.355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31cm" svg:y="4.002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3cm">
          <draw:text-box>
            <text:p><text:span text:style-name="T16">flag = 1</text:span></text:p>
          </draw:text-box>
        </draw:frame>
        <draw:line draw:style-name="gr110" draw:text-style-name="P9" draw:layer="layout" svg:x1="19.4cm" svg:y1="8.801cm" svg:x2="19.4cm" svg:y2="7.901cm">
          <text:p/>
        </draw:line>
        <draw:frame draw:style-name="gr50" draw:text-style-name="P25" draw:layer="layout" svg:width="1.412cm" svg:height="0.662cm" svg:x="17.414cm" svg:y="7.167cm">
          <draw:text-box>
            <text:p><text:span text:style-name="T17">NULL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66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7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35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custom-shape draw:style-name="gr66" draw:text-style-name="P18" xml:id="id59" draw:id="id59" draw:layer="layout" svg:width="3.6cm" svg:height="0.558cm" svg:x="9.2cm" svg:y="7.1cm">
          <text:p/>
          <draw:enhanced-geometry svg:viewBox="0 0 21600 21600" draw:mirror-horizontal="true" draw:type="rectangle" draw:enhanced-path="M 0 0 L 21600 0 21600 21600 0 21600 0 0 Z N"/>
        </draw:custom-shape>
        <draw:frame draw:style-name="gr236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37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34" draw:text-style-name="P24" draw:layer="layout" svg:width="1.378cm" svg:height="0.747cm" svg:x="15.852cm" svg:y="8.384cm">
          <draw:text-box>
            <text:p><text:span text:style-name="T16">new</text:span></text:p>
          </draw:text-box>
        </draw:frame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line draw:style-name="gr6" draw:text-style-name="P9" draw:layer="layout" svg:x1="18.4cm" svg:y1="7.6cm" svg:x2="16.9cm" svg:y2="9.046cm">
          <text:p/>
        </draw:line>
        <draw:line draw:style-name="gr110" draw:text-style-name="P9" draw:layer="layout" svg:x1="19.4cm" svg:y1="8.802cm" svg:x2="19.4cm" svg:y2="7.902cm">
          <text:p/>
        </draw:line>
        <draw:g>
          <draw:frame draw:style-name="gr111" draw:text-style-name="P24" draw:layer="layout" svg:width="1.857cm" svg:height="0.747cm" svg:x="25.927cm" svg:y="5.302cm">
            <draw:text-box>
              <text:p><text:span text:style-name="T16">Parent</text:span></text:p>
            </draw:text-box>
          </draw:frame>
          <draw:line draw:style-name="gr110" draw:text-style-name="P9" draw:layer="layout" svg:x1="25.926cm" svg:y1="5.902cm" svg:x2="25.926cm" svg:y2="5.002cm">
            <text:p/>
          </draw:lin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7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8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38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39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40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4.3cm" svg:y="9.05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6.557cm" svg:y1="9.056cm" svg:x2="26.557cm" svg:y2="9.856cm">
              <text:p/>
            </draw:line>
          </draw:g>
          <draw:line draw:style-name="gr5" draw:text-style-name="P9" draw:layer="layout" svg:x1="25.5cm" svg:y1="9.056cm" svg:x2="25.5cm" svg:y2="9.856cm">
            <text:p/>
          </draw:line>
        </draw:g>
        <draw:frame draw:style-name="gr43" draw:text-style-name="P24" draw:layer="layout" svg:width="1.044cm" svg:height="0.747cm" svg:x="25.5cm" svg:y="9.109cm">
          <draw:text-box>
            <text:p><text:span text:style-name="T16">55</text:span></text:p>
          </draw:text-box>
        </draw:frame>
        <draw:frame draw:style-name="gr50" draw:text-style-name="P25" draw:layer="layout" svg:width="1.412cm" svg:height="0.662cm" svg:x="24.2cm" svg:y="9.15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6.376cm" svg:y="9.191cm">
          <draw:text-box>
            <text:p><text:span text:style-name="T17">NULL</text:span></text:p>
          </draw:text-box>
        </draw:frame>
        <draw:line draw:style-name="gr6" draw:text-style-name="P9" draw:layer="layout" svg:x1="18.401cm" svg:y1="7.6cm" svg:x2="16.901cm" svg:y2="9.046cm">
          <text:p/>
        </draw:line>
        <draw:frame draw:style-name="gr34" draw:text-style-name="P24" draw:layer="layout" svg:width="1.378cm" svg:height="0.747cm" svg:x="23.822cm" svg:y="8.309cm">
          <draw:text-box>
            <text:p><text:span text:style-name="T16">new</text:span></text:p>
          </draw:text-box>
        </draw:frame>
        <draw:polyline draw:style-name="gr196" draw:text-style-name="P9" xml:id="id60" draw:id="id60" draw:layer="layout" svg:width="0cm" svg:height="0.999cm" svg:x="22.1cm" svg:y="6.001cm" svg:viewBox="0 0 0 1000" draw:points="0,1000 0,0">
          <text:p/>
        </draw:polyline>
        <draw:polyline draw:style-name="gr110" draw:text-style-name="P9" xml:id="id61" draw:id="id61" draw:layer="layout" svg:width="0cm" svg:height="0.899cm" svg:x="22.5cm" svg:y="6.001cm" svg:viewBox="0 0 0 900" draw:points="0,900 0,0">
          <text:p/>
        </draw:polylin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draw:line draw:style-name="gr100" draw:text-style-name="P9" draw:layer="layout" svg:x1="26.045cm" svg:y1="4.601cm" svg:x2="26.045cm" svg:y2="3.701cm">
          <text:p/>
        </draw:line>
        <draw:frame draw:style-name="gr101" draw:text-style-name="P24" draw:layer="layout" svg:width="1.607cm" svg:height="0.747cm" svg:x="26.045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5.926cm" svg:y1="5.9cm" svg:x2="25.926cm" svg:y2="5cm">
            <text:p/>
          </draw:line>
          <draw:frame draw:style-name="gr111" draw:text-style-name="P24" draw:layer="layout" svg:width="1.857cm" svg:height="0.747cm" svg:x="25.926cm" svg:y="5.3cm">
            <draw:text-box>
              <text:p><text:span text:style-name="T16">Parent</text:span></text:p>
            </draw:text-box>
          </draw:frame>
        </draw:g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8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9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41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42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43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polyline draw:style-name="gr110" draw:text-style-name="P9" xml:id="id63" draw:id="id63" draw:layer="layout" svg:width="0cm" svg:height="0.899cm" svg:x="25.6cm" svg:y="7.9cm" svg:viewBox="0 0 0 900" draw:points="0,900 0,0">
          <text:p/>
        </draw:polyline>
        <draw:g xml:id="id64" draw:id="id64"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 xml:id="id65" text:id="id65"><text:span text:style-name="T16">flag = 0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4.3cm" svg:y="9.05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6.557cm" svg:y1="9.056cm" svg:x2="26.557cm" svg:y2="9.856cm">
              <text:p/>
            </draw:line>
          </draw:g>
          <draw:line draw:style-name="gr5" draw:text-style-name="P9" draw:layer="layout" svg:x1="25.5cm" svg:y1="9.056cm" svg:x2="25.5cm" svg:y2="9.856cm">
            <text:p/>
          </draw:line>
        </draw:g>
        <draw:frame draw:style-name="gr43" draw:text-style-name="P24" draw:layer="layout" svg:width="1.044cm" svg:height="0.747cm" svg:x="25.5cm" svg:y="9.109cm">
          <draw:text-box>
            <text:p><text:span text:style-name="T16">55</text:span></text:p>
          </draw:text-box>
        </draw:frame>
        <draw:frame draw:style-name="gr50" draw:text-style-name="P25" draw:layer="layout" svg:width="1.412cm" svg:height="0.662cm" svg:x="24.2cm" svg:y="9.15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6.376cm" svg:y="9.191cm">
          <draw:text-box>
            <text:p><text:span text:style-name="T17">NULL</text:span></text:p>
          </draw:text-box>
        </draw:frame>
        <draw:line draw:style-name="gr6" draw:text-style-name="P9" draw:layer="layout" svg:x1="18.401cm" svg:y1="7.6cm" svg:x2="16.901cm" svg:y2="9.046cm">
          <text:p/>
        </draw:line>
        <draw:line draw:style-name="gr196" draw:text-style-name="P9" draw:layer="layout" svg:x1="25.2cm" svg:y1="8.912cm" svg:x2="25.2cm" svg:y2="7.912cm">
          <text:p/>
        </draw:line>
        <draw:frame draw:style-name="gr34" draw:text-style-name="P24" draw:layer="layout" svg:width="1.378cm" svg:height="0.747cm" svg:x="23.822cm" svg:y="8.31cm">
          <draw:text-box>
            <text:p><text:span text:style-name="T16">new</text:span></text:p>
          </draw:text-box>
        </draw:frame>
        <draw:polyline draw:style-name="gr110" draw:text-style-name="P9" xml:id="id62" draw:id="id62" draw:layer="layout" svg:width="0cm" svg:height="0.899cm" svg:x="22.5cm" svg:y="6.002cm" svg:viewBox="0 0 0 900" draw:points="0,900 0,0">
          <text:p/>
        </draw:polyline>
        <draw:frame draw:style-name="gr50" draw:text-style-name="P25" draw:layer="layout" svg:width="1.412cm" svg:height="0.662cm" svg:x="25.538cm" svg:y="7.197cm">
          <draw:text-box>
            <text:p><text:span text:style-name="T17">NULL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xit" presentation:preset-id="ooo-exit-disappear">
                  <anim:set smil:begin="0s" smil:dur="0.001s" smil:fill="hold" smil:targetElement="id62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 presentation:group-id="0">
                  <anim:set smil:begin="0s" smil:dur="0.001s" smil:fill="hold" smil:targetElement="id6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69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0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44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45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46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frame draw:style-name="gr50" draw:text-style-name="P25" draw:layer="layout" svg:width="1.412cm" svg:height="0.662cm" svg:x="19.59cm" svg:y="7.202cm">
          <draw:text-box>
            <text:p><text:span text:style-name="T17">NULL</text:span></text:p>
          </draw:text-box>
        </draw:frame>
        <draw:line draw:style-name="gr100" draw:text-style-name="P9" draw:layer="layout" svg:x1="26.119cm" svg:y1="4.601cm" svg:x2="26.119cm" svg:y2="3.701cm">
          <text:p/>
        </draw:line>
        <draw:frame draw:style-name="gr101" draw:text-style-name="P24" draw:layer="layout" svg:width="1.607cm" svg:height="0.747cm" svg:x="26.119cm" svg:y="4.001cm">
          <draw:text-box>
            <text:p><text:span text:style-name="T16">temp</text:span></text:p>
          </draw:text-box>
        </draw:frame>
        <draw:g>
          <draw:line draw:style-name="gr110" draw:text-style-name="P9" draw:layer="layout" svg:x1="26cm" svg:y1="5.9cm" svg:x2="26cm" svg:y2="5cm">
            <text:p/>
          </draw:line>
          <draw:frame draw:style-name="gr111" draw:text-style-name="P24" draw:layer="layout" svg:width="1.857cm" svg:height="0.747cm" svg:x="26cm" svg:y="5.3cm">
            <draw:text-box>
              <text:p><text:span text:style-name="T16">Parent</text:span></text:p>
            </draw:text-box>
          </draw:frame>
        </draw:g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0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4.3cm" svg:y="9.05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6.557cm" svg:y1="9.056cm" svg:x2="26.557cm" svg:y2="9.856cm">
              <text:p/>
            </draw:line>
          </draw:g>
          <draw:line draw:style-name="gr5" draw:text-style-name="P9" draw:layer="layout" svg:x1="25.5cm" svg:y1="9.056cm" svg:x2="25.5cm" svg:y2="9.856cm">
            <text:p/>
          </draw:line>
        </draw:g>
        <draw:frame draw:style-name="gr43" draw:text-style-name="P24" draw:layer="layout" svg:width="1.044cm" svg:height="0.747cm" svg:x="25.5cm" svg:y="9.109cm">
          <draw:text-box>
            <text:p><text:span text:style-name="T16">55</text:span></text:p>
          </draw:text-box>
        </draw:frame>
        <draw:frame draw:style-name="gr50" draw:text-style-name="P25" draw:layer="layout" svg:width="1.412cm" svg:height="0.662cm" svg:x="24.2cm" svg:y="9.15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6.376cm" svg:y="9.191cm">
          <draw:text-box>
            <text:p><text:span text:style-name="T17">NULL</text:span></text:p>
          </draw:text-box>
        </draw:frame>
        <draw:polyline draw:style-name="gr6" draw:text-style-name="P9" xml:id="id66" draw:id="id66" draw:layer="layout" svg:width="0.799cm" svg:height="1.445cm" svg:x="26cm" svg:y="7.6cm" svg:viewBox="0 0 800 1446" draw:points="0,0 800,1446">
          <text:p/>
        </draw:polyline>
        <draw:line draw:style-name="gr6" draw:text-style-name="P9" draw:layer="layout" svg:x1="18.401cm" svg:y1="7.6cm" svg:x2="16.901cm" svg:y2="9.046cm">
          <text:p/>
        </draw:line>
        <draw:frame draw:style-name="gr34" draw:text-style-name="P24" draw:layer="layout" svg:width="1.378cm" svg:height="0.747cm" svg:x="24.122cm" svg:y="8.309cm">
          <draw:text-box>
            <text:p><text:span text:style-name="T16">new</text:span></text:p>
          </draw:text-box>
        </draw:frame>
        <draw:line draw:style-name="gr110" draw:text-style-name="P9" draw:layer="layout" svg:x1="25.6cm" svg:y1="8.801cm" svg:x2="25.6cm" svg:y2="7.901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0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1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47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48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49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4.3cm" svg:y="9.05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6.557cm" svg:y1="9.056cm" svg:x2="26.557cm" svg:y2="9.856cm">
              <text:p/>
            </draw:line>
          </draw:g>
          <draw:line draw:style-name="gr5" draw:text-style-name="P9" draw:layer="layout" svg:x1="25.5cm" svg:y1="9.056cm" svg:x2="25.5cm" svg:y2="9.856cm">
            <text:p/>
          </draw:line>
        </draw:g>
        <draw:frame draw:style-name="gr43" draw:text-style-name="P24" draw:layer="layout" svg:width="1.044cm" svg:height="0.747cm" svg:x="25.5cm" svg:y="9.109cm">
          <draw:text-box>
            <text:p><text:span text:style-name="T16">55</text:span></text:p>
          </draw:text-box>
        </draw:frame>
        <draw:frame draw:style-name="gr50" draw:text-style-name="P25" draw:layer="layout" svg:width="1.412cm" svg:height="0.662cm" svg:x="24.2cm" svg:y="9.15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6.376cm" svg:y="9.191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0.312cm" svg:y="9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569cm" svg:y1="9cm" svg:x2="22.569cm" svg:y2="9.8cm">
              <text:p/>
            </draw:line>
          </draw:g>
          <draw:line draw:style-name="gr5" draw:text-style-name="P9" draw:layer="layout" svg:x1="21.512cm" svg:y1="9cm" svg:x2="21.512cm" svg:y2="9.8cm">
            <text:p/>
          </draw:line>
        </draw:g>
        <draw:frame draw:style-name="gr43" draw:text-style-name="P24" draw:layer="layout" svg:width="1.044cm" svg:height="0.747cm" svg:x="21.512cm" svg:y="9.053cm">
          <draw:text-box>
            <text:p><text:span text:style-name="T16">25</text:span></text:p>
          </draw:text-box>
        </draw:frame>
        <draw:frame draw:style-name="gr50" draw:text-style-name="P25" draw:layer="layout" svg:width="1.412cm" svg:height="0.662cm" svg:x="20.212cm" svg:y="9.164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2.388cm" svg:y="9.135cm">
          <draw:text-box>
            <text:p><text:span text:style-name="T17">NULL</text:span></text:p>
          </draw:text-box>
        </draw:frame>
        <draw:polyline draw:style-name="gr6" draw:text-style-name="P9" xml:id="id67" draw:id="id67" draw:layer="layout" svg:width="2.085cm" svg:height="1.252cm" svg:x="20.038cm" svg:y="7.7cm" svg:viewBox="0 0 2086 1253" draw:points="0,0 2086,1253">
          <text:p/>
        </draw:polyline>
        <draw:line draw:style-name="gr6" draw:text-style-name="P9" draw:layer="layout" svg:x1="18.402cm" svg:y1="7.6cm" svg:x2="16.902cm" svg:y2="9.046cm">
          <text:p/>
        </draw:line>
        <draw:line draw:style-name="gr6" draw:text-style-name="P9" draw:layer="layout" svg:x1="26cm" svg:y1="7.6cm" svg:x2="26.8cm" svg:y2="9.046cm">
          <text:p/>
        </draw:lin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1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2" draw:style-name="dp1" draw:master-page-name="content" presentation:presentation-page-layout-name="AL2T1">
        <draw:custom-shape draw:style-name="gr23" draw:text-style-name="P18" draw:layer="layout" svg:width="14.6cm" svg:height="11.755cm" svg:x="0.8cm" svg:y="2.842cm">
          <text:p/>
          <draw:enhanced-geometry svg:viewBox="0 0 21600 21600" draw:type="rectangle" draw:enhanced-path="M 0 0 L 21600 0 21600 21600 0 21600 0 0 Z N"/>
        </draw:custom-shape>
        <draw:frame draw:style-name="gr250" draw:text-style-name="P21" draw:layer="layout" svg:width="9.2cm" svg:height="11.855cm" svg:x="1cm" svg:y="2.806cm">
          <draw:text-box>
            <text:p text:style-name="P19"><text:span text:style-name="T12">new = Memalloc(sizeof(tree_t))</text:span></text:p>
            <text:p text:style-name="P19"><text:span text:style-name="T12">if(new = NULL)</text:span></text:p>
            <text:p text:style-name="P19"><text:span text:style-name="T12"><text:s/></text:span><text:span text:style-name="T12"><text:tab/></text:span><text:span text:style-name="T12">return e_false</text:span></text:p>
            <text:p text:style-name="P19"><text:span text:style-name="T12">new-&gt;data = data</text:span></text:p>
            <text:p text:style-name="P19"><text:span text:style-name="T12">new -&gt;LC =NULL</text:span></text:p>
            <text:p text:style-name="P19"><text:span text:style-name="T12">new-&gt;RC = NULL</text:span></text:p>
            <text:p text:style-name="P19"><text:span text:style-name="T12">if(root = NULL)</text:span></text:p>
            <text:p text:style-name="P19"><text:span text:style-name="T12"><text:s text:c="3"/></text:span><text:span text:style-name="T12">root = new</text:span></text:p>
            <text:p text:style-name="P19"><text:span text:style-name="T12"><text:s text:c="3"/></text:span><text:span text:style-name="T12">return e_true </text:span><text:span text:style-name="T12"><text:tab/></text:span></text:p>
            <text:p text:style-name="P19"><text:span text:style-name="T12">temp = root </text:span></text:p>
            <text:p text:style-name="P19"><text:span text:style-name="T12">while(temp != NULL)</text:span></text:p>
            <text:p text:style-name="P19"><text:span text:style-name="T12"><text:s text:c="3"/></text:span><text:span text:style-name="T12">Parent = temp </text:span></text:p>
            <text:p text:style-name="P19"><text:span text:style-name="T12"><text:s text:c="3"/></text:span><text:span text:style-name="T12">If( data &lt; temp -&gt; data )</text:span></text:p>
            <text:p text:style-name="P19"><text:span text:style-name="T12"><text:s text:c="7"/></text:span><text:span text:style-name="T12">temp = temp -&gt; LC</text:span></text:p>
            <text:p text:style-name="P19"><text:span text:style-name="T12"><text:s text:c="7"/></text:span><text:span text:style-name="T12">flag = 1</text:span></text:p>
            <text:p text:style-name="P19"><text:span text:style-name="T12"><text:s text:c="3"/></text:span><text:span text:style-name="T12">Else if (data &gt; temp -&gt; data)</text:span></text:p>
            <text:p text:style-name="P20"><text:span text:style-name="T12"><text:tab/></text:span><text:span text:style-name="T12">temp = temp -&gt;RC</text:span></text:p>
            <text:p text:style-name="P20"><text:span text:style-name="T12"><text:tab/></text:span><text:span text:style-name="T12">flag = 0</text:span></text:p>
            <text:p text:style-name="P20"><text:span text:style-name="T12"><text:s text:c="3"/></text:span><text:span text:style-name="T12">Else</text:span></text:p>
            <text:p text:style-name="P20"><text:span text:style-name="T12"><text:tab/></text:span><text:span text:style-name="T12">return DUPLICATE_FOUND</text:span></text:p>
          </draw:text-box>
        </draw:frame>
        <draw:frame presentation:style-name="pr5" draw:text-style-name="P5" draw:layer="layout" svg:width="19.5cm" svg:height="2.597cm" svg:x="0.549cm" svg:y="0.21cm" presentation:class="title" presentation:user-transformed="true">
          <draw:text-box>
            <text:p><text:span text:style-name="T4">Data Structure – Binary search Tree </text:span><text:span text:style-name="T5"><text:line-break/></text:span><text:span text:style-name="T13">bst_insert(root,data)</text:span></text:p>
          </draw:text-box>
        </draw:frame>
        <draw:frame draw:style-name="gr251" draw:text-style-name="P21" draw:layer="layout" svg:width="5.4cm" svg:height="3.727cm" svg:x="9.2cm" svg:y="4.669cm">
          <draw:text-box>
            <text:p text:style-name="P19"><text:span text:style-name="T12">If (flag = 1)</text:span></text:p>
            <text:p text:style-name="P19"><text:span text:style-name="T12"><text:s text:c="3"/></text:span><text:span text:style-name="T12">Parent -&gt;LC = new</text:span></text:p>
            <text:p text:style-name="P19"><text:span text:style-name="T12">Else</text:span></text:p>
            <text:p text:style-name="P19"><text:span text:style-name="T12"><text:s text:c="3"/></text:span><text:span text:style-name="T12">Parent -&gt; RC = new</text:span></text:p>
            <text:p text:style-name="P19"><text:span text:style-name="T12">return e_true </text:span></text:p>
            <text:p text:style-name="P19"><text:span text:style-name="T12"><text:s/></text:span></text:p>
          </draw:text-box>
        </draw:frame>
        <draw:frame draw:style-name="gr252" draw:text-style-name="P23" draw:layer="layout" svg:width="8.9cm" svg:height="0.988cm" svg:x="17.1cm" svg:y="2.4cm">
          <draw:text-box>
            <text:p text:style-name="P22"><text:span text:style-name="T14">30 , 20 , 50 , 10 , 55, 25, 52</text:span><text:span text:style-name="T15"> </text:span></text:p>
          </draw:text-box>
        </draw:frame>
        <draw:g>
          <draw:g>
            <draw:custom-shape draw:style-name="gr33" draw:text-style-name="P8" draw:layer="layout" svg:width="3.291cm" svg:height="0.8cm" svg:x="17.514cm" svg:y="7.067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9.771cm" svg:y1="7.067cm" svg:x2="19.771cm" svg:y2="7.867cm">
              <text:p/>
            </draw:line>
          </draw:g>
          <draw:line draw:style-name="gr5" draw:text-style-name="P9" draw:layer="layout" svg:x1="18.714cm" svg:y1="7.067cm" svg:x2="18.714cm" svg:y2="7.867cm">
            <text:p/>
          </draw:line>
        </draw:g>
        <draw:g>
          <draw:g>
            <draw:custom-shape draw:style-name="gr33" draw:text-style-name="P8" draw:layer="layout" svg:width="3.291cm" svg:height="0.8cm" svg:x="20.606cm" svg:y="5.10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863cm" svg:y1="5.106cm" svg:x2="22.863cm" svg:y2="5.906cm">
              <text:p/>
            </draw:line>
          </draw:g>
          <draw:line draw:style-name="gr5" draw:text-style-name="P9" draw:layer="layout" svg:x1="21.806cm" svg:y1="5.106cm" svg:x2="21.806cm" svg:y2="5.906cm">
            <text:p/>
          </draw:line>
        </draw:g>
        <draw:frame draw:style-name="gr43" draw:text-style-name="P24" draw:layer="layout" svg:width="1.044cm" svg:height="0.747cm" svg:x="21.721cm" svg:y="5.115cm">
          <draw:text-box>
            <text:p><text:span text:style-name="T16">30</text:span></text:p>
          </draw:text-box>
        </draw:frame>
        <draw:custom-shape draw:style-name="gr64" draw:text-style-name="P26" draw:layer="layout" svg:width="1.6cm" svg:height="0.6cm" svg:x="21.406cm" svg:y="3.806cm">
          <text:p/>
          <draw:enhanced-geometry svg:viewBox="0 0 21600 21600" draw:type="rectangle" draw:enhanced-path="M 0 0 L 21600 0 21600 21600 0 21600 0 0 Z N"/>
        </draw:custom-shape>
        <draw:frame draw:style-name="gr65" draw:text-style-name="P24" draw:layer="layout" svg:width="1.349cm" svg:height="0.747cm" svg:x="23.028cm" svg:y="3.606cm">
          <draw:text-box>
            <text:p><text:span text:style-name="T16">root</text:span></text:p>
          </draw:text-box>
        </draw:frame>
        <draw:line draw:style-name="gr6" draw:text-style-name="P9" draw:layer="layout" svg:x1="22.206cm" svg:y1="4.106cm" svg:x2="22.206cm" svg:y2="5.006cm">
          <text:p/>
        </draw:line>
        <draw:frame draw:style-name="gr43" draw:text-style-name="P24" draw:layer="layout" svg:width="1.044cm" svg:height="0.747cm" svg:x="18.714cm" svg:y="7.12cm">
          <draw:text-box>
            <text:p><text:span text:style-name="T16">20</text:span></text:p>
          </draw:text-box>
        </draw:frame>
        <draw:g>
          <draw:custom-shape draw:style-name="gr119" draw:text-style-name="P27" draw:layer="layout" svg:width="1.6cm" svg:height="0.6cm" svg:x="16.429cm" svg:y="4cm">
            <text:p/>
            <draw:enhanced-geometry svg:viewBox="0 0 21600 21600" draw:type="rectangle" draw:enhanced-path="M 0 0 L 21600 0 21600 21600 0 21600 0 0 Z N"/>
          </draw:custom-shape>
          <draw:frame draw:style-name="gr120" draw:text-style-name="P24" draw:layer="layout" svg:width="1.771cm" svg:height="0.747cm" svg:x="16.329cm" svg:y="3.353cm">
            <draw:text-box>
              <text:p><text:span text:style-name="T16">temp</text:span></text:p>
            </draw:text-box>
          </draw:frame>
          <draw:frame draw:style-name="gr50" draw:text-style-name="P25" draw:layer="layout" svg:width="1.412cm" svg:height="0.662cm" svg:x="16.429cm" svg:y="4cm">
            <draw:text-box>
              <text:p><text:span text:style-name="T17">NULL</text:span></text:p>
            </draw:text-box>
          </draw:frame>
        </draw:g>
        <draw:frame draw:style-name="gr120" draw:text-style-name="P24" draw:layer="layout" svg:width="2.4cm" svg:height="0.747cm" svg:x="16.4cm" svg:y="4.891cm">
          <draw:text-box>
            <text:p><text:span text:style-name="T16">flag = 1</text:span></text:p>
          </draw:text-box>
        </draw:frame>
        <draw:line draw:style-name="gr6" draw:text-style-name="P9" draw:layer="layout" svg:x1="21.2cm" svg:y1="5.821cm" svg:x2="19.2cm" svg:y2="7.067cm">
          <text:p/>
        </draw:line>
        <draw:g>
          <draw:g>
            <draw:custom-shape draw:style-name="gr33" draw:text-style-name="P8" draw:layer="layout" svg:width="3.291cm" svg:height="0.8cm" svg:x="23.462cm" svg:y="7.062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719cm" svg:y1="7.062cm" svg:x2="25.719cm" svg:y2="7.862cm">
              <text:p/>
            </draw:line>
          </draw:g>
          <draw:line draw:style-name="gr5" draw:text-style-name="P9" draw:layer="layout" svg:x1="24.662cm" svg:y1="7.062cm" svg:x2="24.662cm" svg:y2="7.862cm">
            <text:p/>
          </draw:line>
        </draw:g>
        <draw:frame draw:style-name="gr43" draw:text-style-name="P24" draw:layer="layout" svg:width="1.044cm" svg:height="0.747cm" svg:x="24.662cm" svg:y="7.115cm">
          <draw:text-box>
            <text:p><text:span text:style-name="T16">50</text:span></text:p>
          </draw:text-box>
        </draw:frame>
        <draw:frame draw:style-name="gr50" draw:text-style-name="P25" draw:layer="layout" svg:width="1.412cm" svg:height="0.662cm" svg:x="23.362cm" svg:y="7.162cm">
          <draw:text-box>
            <text:p><text:span text:style-name="T17">NULL</text:span></text:p>
          </draw:text-box>
        </draw:frame>
        <draw:line draw:style-name="gr6" draw:text-style-name="P9" draw:layer="layout" svg:x1="23.362cm" svg:y1="5.806cm" svg:x2="25.362cm" svg:y2="7.052cm">
          <text:p/>
        </draw:line>
        <draw:g>
          <draw:g>
            <draw:custom-shape draw:style-name="gr33" draw:text-style-name="P8" draw:layer="layout" svg:width="3.291cm" svg:height="0.8cm" svg:x="16.314cm" svg:y="9.04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18.571cm" svg:y1="9.046cm" svg:x2="18.571cm" svg:y2="9.846cm">
              <text:p/>
            </draw:line>
          </draw:g>
          <draw:line draw:style-name="gr5" draw:text-style-name="P9" draw:layer="layout" svg:x1="17.514cm" svg:y1="9.046cm" svg:x2="17.514cm" svg:y2="9.846cm">
            <text:p/>
          </draw:line>
        </draw:g>
        <draw:frame draw:style-name="gr43" draw:text-style-name="P24" draw:layer="layout" svg:width="1.044cm" svg:height="0.747cm" svg:x="17.514cm" svg:y="9.099cm">
          <draw:text-box>
            <text:p><text:span text:style-name="T16">10</text:span></text:p>
          </draw:text-box>
        </draw:frame>
        <draw:frame draw:style-name="gr50" draw:text-style-name="P25" draw:layer="layout" svg:width="1.412cm" svg:height="0.662cm" svg:x="16.214cm" svg:y="9.146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18.39cm" svg:y="9.181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4.3cm" svg:y="9.056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6.557cm" svg:y1="9.056cm" svg:x2="26.557cm" svg:y2="9.856cm">
              <text:p/>
            </draw:line>
          </draw:g>
          <draw:line draw:style-name="gr5" draw:text-style-name="P9" draw:layer="layout" svg:x1="25.5cm" svg:y1="9.056cm" svg:x2="25.5cm" svg:y2="9.856cm">
            <text:p/>
          </draw:line>
        </draw:g>
        <draw:frame draw:style-name="gr43" draw:text-style-name="P24" draw:layer="layout" svg:width="1.044cm" svg:height="0.747cm" svg:x="25.5cm" svg:y="9.109cm">
          <draw:text-box>
            <text:p><text:span text:style-name="T16">55</text:span></text:p>
          </draw:text-box>
        </draw:frame>
        <draw:frame draw:style-name="gr50" draw:text-style-name="P25" draw:layer="layout" svg:width="1.412cm" svg:height="0.662cm" svg:x="26.376cm" svg:y="9.191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0.312cm" svg:y="9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2.569cm" svg:y1="9cm" svg:x2="22.569cm" svg:y2="9.8cm">
              <text:p/>
            </draw:line>
          </draw:g>
          <draw:line draw:style-name="gr5" draw:text-style-name="P9" draw:layer="layout" svg:x1="21.512cm" svg:y1="9cm" svg:x2="21.512cm" svg:y2="9.8cm">
            <text:p/>
          </draw:line>
        </draw:g>
        <draw:frame draw:style-name="gr43" draw:text-style-name="P24" draw:layer="layout" svg:width="1.044cm" svg:height="0.747cm" svg:x="21.512cm" svg:y="9.053cm">
          <draw:text-box>
            <text:p><text:span text:style-name="T16">25</text:span></text:p>
          </draw:text-box>
        </draw:frame>
        <draw:frame draw:style-name="gr50" draw:text-style-name="P25" draw:layer="layout" svg:width="1.412cm" svg:height="0.662cm" svg:x="20.212cm" svg:y="9.164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2.388cm" svg:y="9.135cm">
          <draw:text-box>
            <text:p><text:span text:style-name="T17">NULL</text:span></text:p>
          </draw:text-box>
        </draw:frame>
        <draw:g>
          <draw:g>
            <draw:custom-shape draw:style-name="gr33" draw:text-style-name="P8" draw:layer="layout" svg:width="3.291cm" svg:height="0.8cm" svg:x="23.412cm" svg:y="11.4cm">
              <text:p/>
              <draw:enhanced-geometry svg:viewBox="0 0 21600 21600" draw:type="rectangle" draw:enhanced-path="M 0 0 L 21600 0 21600 21600 0 21600 0 0 Z N"/>
            </draw:custom-shape>
            <draw:line draw:style-name="gr5" draw:text-style-name="P9" draw:layer="layout" svg:x1="25.669cm" svg:y1="11.4cm" svg:x2="25.669cm" svg:y2="12.2cm">
              <text:p/>
            </draw:line>
          </draw:g>
          <draw:line draw:style-name="gr5" draw:text-style-name="P9" draw:layer="layout" svg:x1="24.612cm" svg:y1="11.4cm" svg:x2="24.612cm" svg:y2="12.2cm">
            <text:p/>
          </draw:line>
        </draw:g>
        <draw:frame draw:style-name="gr43" draw:text-style-name="P24" draw:layer="layout" svg:width="1.044cm" svg:height="0.747cm" svg:x="24.612cm" svg:y="11.453cm">
          <draw:text-box>
            <text:p><text:span text:style-name="T16">52</text:span></text:p>
          </draw:text-box>
        </draw:frame>
        <draw:frame draw:style-name="gr50" draw:text-style-name="P25" draw:layer="layout" svg:width="1.412cm" svg:height="0.662cm" svg:x="23.312cm" svg:y="11.5cm">
          <draw:text-box>
            <text:p><text:span text:style-name="T17">NULL</text:span></text:p>
          </draw:text-box>
        </draw:frame>
        <draw:frame draw:style-name="gr50" draw:text-style-name="P25" draw:layer="layout" svg:width="1.412cm" svg:height="0.662cm" svg:x="25.488cm" svg:y="11.535cm">
          <draw:text-box>
            <text:p><text:span text:style-name="T17">NULL</text:span></text:p>
          </draw:text-box>
        </draw:frame>
        <draw:polyline draw:style-name="gr6" draw:text-style-name="P9" xml:id="id68" draw:id="id68" draw:layer="layout" svg:width="1.146cm" svg:height="1.511cm" svg:x="24.8cm" svg:y="9.888cm" svg:viewBox="0 0 1147 1512" draw:points="1147,0 0,1512">
          <text:p/>
        </draw:polyline>
        <draw:line draw:style-name="gr6" draw:text-style-name="P9" draw:layer="layout" svg:x1="26cm" svg:y1="7.6cm" svg:x2="26.8cm" svg:y2="9.046cm">
          <text:p/>
        </draw:line>
        <draw:line draw:style-name="gr6" draw:text-style-name="P9" draw:layer="layout" svg:x1="18.403cm" svg:y1="7.6cm" svg:x2="16.903cm" svg:y2="9.046cm">
          <text:p/>
        </draw:line>
        <draw:line draw:style-name="gr6" draw:text-style-name="P9" draw:layer="layout" svg:x1="20.038cm" svg:y1="7.7cm" svg:x2="22.124cm" svg:y2="8.953cm">
          <text:p/>
        </draw:line>
        <draw:frame draw:style-name="gr34" draw:text-style-name="P24" draw:layer="layout" svg:width="1.378cm" svg:height="0.747cm" svg:x="23.122cm" svg:y="10.753cm">
          <draw:text-box>
            <text:p><text:span text:style-name="T16">new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2" draw:layer="layout" svg:width="0.001cm" svg:height="0.001cm" svg:x="0cm" svg:y="2.257cm" draw:page-number="72" presentation:class="page"/>
          <draw:frame presentation:style-name="pr6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3" draw:style-name="dp1" draw:master-page-name="sub_5f_header_5f_" presentation:presentation-page-layout-name="AL2T1">
        <draw:frame presentation:style-name="pr3" draw:text-style-name="P4" draw:layer="layout" svg:width="25.199cm" svg:height="2.629cm" svg:x="0.9cm" svg:y="11.028cm" presentation:class="title" presentation:user-transformed="true">
          <draw:text-box>
            <text:p text:style-name="P29"><text:span text:style-name="T18">Code -</text:span><text:span text:style-name="T13">bst_insert(root,data)</text:span></text:p>
          </draw:text-box>
        </draw:frame>
        <presentation:notes draw:style-name="dp2">
          <draw:page-thumbnail draw:style-name="gr2" draw:layer="layout" svg:width="0.001cm" svg:height="0.001cm" svg:x="0cm" svg:y="2.257cm" draw:page-number="73" presentation:class="page"/>
          <draw:frame presentation:style-name="pr4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full-screen="false"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 sans" svg:font-family="'Open sans'" style:font-family-generic="swiss"/>
    <style:font-face style:name="OpenSans" svg:font-family="OpenSans" style:font-family-generic="swiss"/>
    <style:font-face style:name="Liberation Sans" svg:font-family="'Liberation Sans'" style:font-family-generic="roman" style:font-pitch="variable"/>
    <style:font-face style:name="Liberation Sans1" svg:font-family="'Liberation Sans'" style:font-adornments="Normal" style:font-family-generic="swiss" style:font-pitch="variable"/>
    <style:font-face style:name="Open Sans" svg:font-family="'Ope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45" draw:display-name="Gradient 45" draw:style="linear" draw:start-color="#43ccbd" draw:end-color="#3497c1" draw:start-intensity="100%" draw:end-intensity="100%" draw:angle="300" draw:border="0%"/>
    <draw:gradient draw:name="Gradient_20_48" draw:display-name="Gradient 48" draw:style="linear" draw:start-color="#43ccbd" draw:end-color="#30a2d2" draw:start-intensity="100%" draw:end-intensity="100%" draw:angle="300" draw:border="0%"/>
    <draw:gradient draw:name="Gradient_20_54" draw:display-name="Gradient 54" draw:style="linear" draw:start-color="#43ccbd" draw:end-color="#3497c1" draw:start-intensity="100%" draw:end-intensity="100%" draw:angle="9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Fine_20_Dashed" draw:display-name="Fine Dashed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ans" fo:font-size="24pt" fo:language="en" fo:country="IN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fill-image-width="0cm" draw:fill-image-height="0cm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Default_5f_2" style:display-name="Default_2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2" style:display-name="Default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3" style:display-name="Default_3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3" style:display-name="Default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6" style:display-name="Default_6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6" style:display-name="Default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_5f_1_5f_1" style:display-name="Default_1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_5f_1" style:display-name="Default_1_1">
          <text:list-level-style-bullet text:level="1" text:bullet-char="●">
            <style:list-level-properties text:min-label-width="0.6cm"/>
            <style:text-properties fo:font-family="Star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 fo:hyphenate="false"/>
    </style:style>
    <style:style style:name="Object_20_without_20_fill_5f_1_5f_1" style:display-name="Object without fill_1_1" style:family="graphic" style:parent-style-name="Default_5f_1_5f_1">
      <style:graphic-properties svg:stroke-color="#000000" draw:fill="none"/>
    </style:style>
    <style:style style:name="Default_5f_4" style:display-name="Default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4" style:display-name="Default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_20_without_20_fill_5f_1" style:display-name="Object without fill_1" style:family="graphic" style:parent-style-name="Default_5f_4"/>
    <style:style style:name="Default_5f_5" style:display-name="Default_5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5" style:display-name="Default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header-background" style:family="presentation">
      <style:graphic-properties draw:stroke="none" draw:fill="none"/>
      <style:text-properties style:letter-kerning="true"/>
    </style:style>
    <style:style style:name="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header-outline1" style:family="presentation">
      <style:graphic-properties draw:stroke="none" draw:fill="none" draw:auto-grow-height="false" draw:fit-to-size="shrink-to-fit" style:shrink-to-fit="true">
        <text:list-style style:name="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outline2" style:family="presentation" style:parent-style-name="header-outline1">
      <style:paragraph-properties fo:margin-left="0cm" fo:margin-right="0cm" fo:margin-top="0.399cm" fo:margin-bottom="0cm" fo:text-indent="0cm"/>
      <style:text-properties fo:font-size="28pt" style:font-size-asian="28pt" style:font-size-complex="28pt"/>
    </style:style>
    <style:style style:name="header-outline3" style:family="presentation" style:parent-style-name="header-outline2">
      <style:paragraph-properties fo:margin-left="0cm" fo:margin-right="0cm" fo:margin-top="0.299cm" fo:margin-bottom="0cm" fo:text-indent="0cm"/>
      <style:text-properties fo:font-size="24pt" style:font-size-asian="24pt" style:font-size-complex="24pt"/>
    </style:style>
    <style:style style:name="header-outline4" style:family="presentation" style:parent-style-name="header-outline3">
      <style:paragraph-properties fo:margin-left="0cm" fo:margin-right="0cm" fo:margin-top="0.199cm" fo:margin-bottom="0cm" fo:text-indent="0cm"/>
      <style:text-properties fo:font-size="20pt" style:font-size-asian="20pt" style:font-size-complex="20pt"/>
    </style:style>
    <style:style style:name="header-outline5" style:family="presentation" style:parent-style-name="header-outline4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6" style:family="presentation" style:parent-style-name="header-outline5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7" style:family="presentation" style:parent-style-name="header-outline6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8" style:family="presentation" style:parent-style-name="header-outline7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outline9" style:family="presentation" style:parent-style-name="header-outline8">
      <style:paragraph-properties fo:margin-left="0cm" fo:margin-right="0cm" fo:margin-top="0.099cm" fo:margin-bottom="0cm" fo:text-indent="0cm"/>
      <style:text-properties fo:font-size="20pt" style:font-size-asian="20pt" style:font-size-complex="20pt"/>
    </style:style>
    <style:style style:name="header-subtitle" style:family="presentation">
      <style:graphic-properties draw:stroke="none" draw:fill="none" draw:textarea-vertical-align="middle">
        <text:list-style style:name="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header-title" style:family="presentation">
      <style:graphic-properties draw:stroke="none" draw:fill="none" draw:textarea-vertical-align="middle">
        <text:list-style style:name="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Open Sans" fo:font-family="'Open Sans'" style:font-family-generic="swiss" style:font-pitch="variable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Lohit Devanagari" style:font-family-complex="'Lohit Devanagari'" style:font-family-generic-complex="system" style:font-pitch-complex="variable" style:font-size-complex="40pt" style:font-style-complex="normal" style:font-weight-complex="normal" style:text-emphasize="none" style:font-relief="none" style:text-overline-style="none" style:text-overline-color="font-color"/>
    </style:style>
    <style:style style:name="content-background" style:family="presentation">
      <style:graphic-properties draw:stroke="none" draw:fill="none"/>
      <style:text-properties style:letter-kerning="true"/>
    </style:style>
    <style:style style:name="content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content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outline1" style:family="presentation">
      <style:graphic-properties draw:stroke="none" draw:fill="none" draw:auto-grow-height="false" draw:fit-to-size="shrink-to-fit" style:shrink-to-fit="true">
        <text:list-style style:name="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4cm" fo:text-indent="0cm"/>
      <style:text-properties style:use-window-font-color="true" style:text-outline="false" style:text-line-through-style="none" style:text-line-through-type="none" style:font-name="Open Sans" fo:font-family="'Open Sans'" style:font-family-generic="swiss" style:font-pitch="variable" fo:font-size="26pt" fo:font-style="normal" fo:text-shadow="none" style:text-underline-style="none" fo:font-weight="normal" style:letter-kerning="true" style:font-size-asian="42.7000007629395pt" style:font-size-complex="42.7000007629395pt" style:text-emphasize="none" style:font-relief="none" style:text-overline-style="none" style:text-overline-color="font-color"/>
    </style:style>
    <style:style style:name="content-outline2" style:family="presentation" style:parent-style-name="content-outline1">
      <style:paragraph-properties fo:margin-left="0cm" fo:margin-right="0cm" fo:margin-top="0cm" fo:margin-bottom="0.323cm" fo:text-indent="0cm"/>
      <style:text-properties fo:font-size="22.7999992370605pt"/>
    </style:style>
    <style:style style:name="content-outline3" style:family="presentation" style:parent-style-name="content-outline2">
      <style:paragraph-properties fo:margin-left="0cm" fo:margin-right="0cm" fo:margin-top="0cm" fo:margin-bottom="0.242cm" fo:text-indent="0cm"/>
      <style:text-properties fo:font-size="19.5pt"/>
    </style:style>
    <style:style style:name="content-outline4" style:family="presentation" style:parent-style-name="content-outline3">
      <style:paragraph-properties fo:margin-left="0cm" fo:margin-right="0cm" fo:margin-top="0cm" fo:margin-bottom="0.161cm" fo:text-indent="0cm"/>
      <style:text-properties fo:font-size="16.2999992370605pt"/>
    </style:style>
    <style:style style:name="content-outline5" style:family="presentation" style:parent-style-name="content-outline4">
      <style:paragraph-properties fo:margin-left="0cm" fo:margin-right="0cm" fo:margin-top="0cm" fo:margin-bottom="0.08cm" fo:text-indent="0cm"/>
      <style:text-properties fo:font-size="16.2999992370605pt"/>
    </style:style>
    <style:style style:name="content-outline6" style:family="presentation" style:parent-style-name="content-outline5">
      <style:paragraph-properties fo:margin-left="0cm" fo:margin-right="0cm" fo:margin-top="0cm" fo:margin-bottom="0.08cm" fo:text-indent="0cm"/>
      <style:text-properties fo:font-size="16.2999992370605pt"/>
    </style:style>
    <style:style style:name="content-outline7" style:family="presentation" style:parent-style-name="content-outline6">
      <style:paragraph-properties fo:margin-left="0cm" fo:margin-right="0cm" fo:margin-top="0cm" fo:margin-bottom="0.08cm" fo:text-indent="0cm"/>
      <style:text-properties fo:font-size="16.2999992370605pt"/>
    </style:style>
    <style:style style:name="content-outline8" style:family="presentation" style:parent-style-name="content-outline7">
      <style:paragraph-properties fo:margin-left="0cm" fo:margin-right="0cm" fo:margin-top="0cm" fo:margin-bottom="0.08cm" fo:text-indent="0cm"/>
      <style:text-properties fo:font-size="16.2999992370605pt"/>
    </style:style>
    <style:style style:name="content-outline9" style:family="presentation" style:parent-style-name="content-outline8">
      <style:paragraph-properties fo:margin-left="0cm" fo:margin-right="0cm" fo:margin-top="0cm" fo:margin-bottom="0.08cm" fo:text-indent="0cm"/>
      <style:text-properties fo:font-size="16.2999992370605pt"/>
    </style:style>
    <style:style style:name="content-subtitle" style:family="presentation">
      <style:graphic-properties draw:stroke="none" draw:fill="none" draw:textarea-vertical-align="middle">
        <text:list-style style:name="conten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content-title" style:family="presentation">
      <style:graphic-properties draw:stroke="none" draw:fill="none" draw:textarea-vertical-align="middle">
        <text:list-style style:name="conten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style:text-line-through-type="none" style:font-name="Open Sans" fo:font-family="'Open Sans'" style:font-family-generic="swiss" style:font-pitch="variable" fo:font-size="32pt" fo:font-style="normal" fo:text-shadow="none" style:text-underline-style="none" fo:font-weight="normal" style:letter-kerning="true" style:font-size-asian="32pt" style:font-size-complex="32pt" style:text-emphasize="none" style:font-relief="none" style:text-overline-style="none" style:text-overline-color="font-color"/>
    </style:style>
    <style:style style:name="sub_5f_header-background" style:display-name="sub_header-background" style:family="presentation">
      <style:graphic-properties draw:stroke="none" draw:fill="none"/>
      <style:text-properties style:letter-kerning="true"/>
    </style:style>
    <style:style style:name="sub_5f_header-backgroundobjects" style:display-name="sub_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-notes" style:display-name="sub_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-outline1" style:display-name="sub_header-outline1" style:family="presentation">
      <style:graphic-properties draw:stroke="none" draw:fill="none" draw:auto-grow-height="false" draw:fit-to-size="shrink-to-fit" style:shrink-to-fit="true">
        <text:list-style style:name="sub_5f_header-outline1" style:display-name="sub_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outline2" style:display-name="sub_header-outline2" style:family="presentation" style:parent-style-name="sub_5f_header-outline1">
      <style:paragraph-properties fo:margin-top="0.4cm" fo:margin-bottom="0cm"/>
      <style:text-properties fo:font-size="28pt" style:font-size-asian="28pt" style:font-size-complex="28pt"/>
    </style:style>
    <style:style style:name="sub_5f_header-outline3" style:display-name="sub_header-outline3" style:family="presentation" style:parent-style-name="sub_5f_header-outline2">
      <style:paragraph-properties fo:margin-top="0.3cm" fo:margin-bottom="0cm"/>
      <style:text-properties fo:font-size="24pt" style:font-size-asian="24pt" style:font-size-complex="24pt"/>
    </style:style>
    <style:style style:name="sub_5f_header-outline4" style:display-name="sub_header-outline4" style:family="presentation" style:parent-style-name="sub_5f_header-outline3">
      <style:paragraph-properties fo:margin-top="0.2cm" fo:margin-bottom="0cm"/>
      <style:text-properties fo:font-size="20pt" style:font-size-asian="20pt" style:font-size-complex="20pt"/>
    </style:style>
    <style:style style:name="sub_5f_header-outline5" style:display-name="sub_header-outline5" style:family="presentation" style:parent-style-name="sub_5f_header-outline4">
      <style:paragraph-properties fo:margin-top="0.1cm" fo:margin-bottom="0cm"/>
      <style:text-properties fo:font-size="20pt" style:font-size-asian="20pt" style:font-size-complex="20pt"/>
    </style:style>
    <style:style style:name="sub_5f_header-outline6" style:display-name="sub_header-outline6" style:family="presentation" style:parent-style-name="sub_5f_header-outline5">
      <style:paragraph-properties fo:margin-top="0.1cm" fo:margin-bottom="0cm"/>
      <style:text-properties fo:font-size="20pt" style:font-size-asian="20pt" style:font-size-complex="20pt"/>
    </style:style>
    <style:style style:name="sub_5f_header-outline7" style:display-name="sub_header-outline7" style:family="presentation" style:parent-style-name="sub_5f_header-outline6">
      <style:paragraph-properties fo:margin-top="0.1cm" fo:margin-bottom="0cm"/>
      <style:text-properties fo:font-size="20pt" style:font-size-asian="20pt" style:font-size-complex="20pt"/>
    </style:style>
    <style:style style:name="sub_5f_header-outline8" style:display-name="sub_header-outline8" style:family="presentation" style:parent-style-name="sub_5f_header-outline7">
      <style:paragraph-properties fo:margin-top="0.1cm" fo:margin-bottom="0cm"/>
      <style:text-properties fo:font-size="20pt" style:font-size-asian="20pt" style:font-size-complex="20pt"/>
    </style:style>
    <style:style style:name="sub_5f_header-outline9" style:display-name="sub_header-outline9" style:family="presentation" style:parent-style-name="sub_5f_header-outline8">
      <style:paragraph-properties fo:margin-top="0.1cm" fo:margin-bottom="0cm"/>
      <style:text-properties fo:font-size="20pt" style:font-size-asian="20pt" style:font-size-complex="20pt"/>
    </style:style>
    <style:style style:name="sub_5f_header-subtitle" style:display-name="sub_header-subtitle" style:family="presentation">
      <style:graphic-properties draw:stroke="none" draw:fill="none" draw:textarea-vertical-align="middle">
        <text:list-style style:name="sub_5f_header-subtitle" style:display-name="sub_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-title" style:display-name="sub_header-title" style:family="presentation">
      <style:graphic-properties draw:stroke="none" draw:fill="none" draw:textarea-vertical-align="middle">
        <text:list-style style:name="sub_5f_header-title" style:display-name="sub_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style style:name="footer-background" style:family="presentation">
      <style:graphic-properties draw:stroke="none" draw:fill="none"/>
      <style:text-properties style:letter-kerning="true"/>
    </style:style>
    <style:style style:name="foot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footer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footer-outline1" style:family="presentation">
      <style:graphic-properties draw:stroke="none" draw:fill="none" draw:auto-grow-height="false" draw:fit-to-size="shrink-to-fit" style:shrink-to-fit="true">
        <text:list-style style:name="foo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372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outline2" style:family="presentation" style:parent-style-name="footer-outline1">
      <style:paragraph-properties fo:margin-left="0cm" fo:margin-right="0cm" fo:margin-top="0cm" fo:margin-bottom="0.3cm" fo:text-indent="0cm"/>
      <style:text-properties fo:font-size="21pt" style:font-size-asian="28pt" style:font-size-complex="28pt"/>
    </style:style>
    <style:style style:name="footer-outline3" style:family="presentation" style:parent-style-name="footer-outline2">
      <style:paragraph-properties fo:margin-left="0cm" fo:margin-right="0cm" fo:margin-top="0cm" fo:margin-bottom="0.222cm" fo:text-indent="0cm"/>
      <style:text-properties fo:font-size="18pt" style:font-size-asian="24pt" style:font-size-complex="24pt"/>
    </style:style>
    <style:style style:name="footer-outline4" style:family="presentation" style:parent-style-name="footer-outline3">
      <style:paragraph-properties fo:margin-left="0cm" fo:margin-right="0cm" fo:margin-top="0cm" fo:margin-bottom="0.147cm" fo:text-indent="0cm"/>
      <style:text-properties fo:font-size="15pt" style:font-size-asian="20pt" style:font-size-complex="20pt"/>
    </style:style>
    <style:style style:name="footer-outline5" style:family="presentation" style:parent-style-name="footer-outline4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6" style:family="presentation" style:parent-style-name="footer-outline5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7" style:family="presentation" style:parent-style-name="footer-outline6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8" style:family="presentation" style:parent-style-name="footer-outline7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outline9" style:family="presentation" style:parent-style-name="footer-outline8">
      <style:paragraph-properties fo:margin-left="0cm" fo:margin-right="0cm" fo:margin-top="0cm" fo:margin-bottom="0.072cm" fo:text-indent="0cm"/>
      <style:text-properties fo:font-size="15pt" style:font-size-asian="20pt" style:font-size-complex="20pt"/>
    </style:style>
    <style:style style:name="footer-subtitle" style:family="presentation">
      <style:graphic-properties draw:stroke="none" draw:fill="none" draw:textarea-vertical-align="middle">
        <text:list-style style:name="foot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footer-title" style:family="presentation">
      <style:graphic-properties draw:stroke="none" draw:fill="none" draw:textarea-vertical-align="middle">
        <text:list-style style:name="foot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Open Sans" fo:font-family="'Open Sans'" style:font-family-generic="swiss" style:font-pitch="variable" fo:font-size="3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sub_5f_header_5f_-background" style:display-name="sub_header_-background" style:family="presentation">
      <style:graphic-properties draw:stroke="none" draw:fill="none"/>
      <style:text-properties style:letter-kerning="true"/>
    </style:style>
    <style:style style:name="sub_5f_header_5f_-backgroundobjects" style:display-name="sub_header_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sub_5f_header_5f_-notes" style:display-name="sub_header_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sub_5f_header_5f_-outline1" style:display-name="sub_header_-outline1" style:family="presentation">
      <style:graphic-properties draw:stroke="none" draw:fill="none" draw:auto-grow-height="false" draw:fit-to-size="shrink-to-fit" style:shrink-to-fit="true">
        <text:list-style style:name="sub_5f_header_5f_-outline1" style:display-name="sub_header_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outline2" style:display-name="sub_header_-outline2" style:family="presentation" style:parent-style-name="sub_5f_header_5f_-outline1">
      <style:paragraph-properties fo:margin-top="0.4cm" fo:margin-bottom="0cm"/>
      <style:text-properties fo:font-size="28pt" style:font-size-asian="28pt" style:font-size-complex="28pt"/>
    </style:style>
    <style:style style:name="sub_5f_header_5f_-outline3" style:display-name="sub_header_-outline3" style:family="presentation" style:parent-style-name="sub_5f_header_5f_-outline2">
      <style:paragraph-properties fo:margin-top="0.3cm" fo:margin-bottom="0cm"/>
      <style:text-properties fo:font-size="24pt" style:font-size-asian="24pt" style:font-size-complex="24pt"/>
    </style:style>
    <style:style style:name="sub_5f_header_5f_-outline4" style:display-name="sub_header_-outline4" style:family="presentation" style:parent-style-name="sub_5f_header_5f_-outline3">
      <style:paragraph-properties fo:margin-top="0.2cm" fo:margin-bottom="0cm"/>
      <style:text-properties fo:font-size="20pt" style:font-size-asian="20pt" style:font-size-complex="20pt"/>
    </style:style>
    <style:style style:name="sub_5f_header_5f_-outline5" style:display-name="sub_header_-outline5" style:family="presentation" style:parent-style-name="sub_5f_header_5f_-outline4">
      <style:paragraph-properties fo:margin-top="0.1cm" fo:margin-bottom="0cm"/>
      <style:text-properties fo:font-size="20pt" style:font-size-asian="20pt" style:font-size-complex="20pt"/>
    </style:style>
    <style:style style:name="sub_5f_header_5f_-outline6" style:display-name="sub_header_-outline6" style:family="presentation" style:parent-style-name="sub_5f_header_5f_-outline5">
      <style:paragraph-properties fo:margin-top="0.1cm" fo:margin-bottom="0cm"/>
      <style:text-properties fo:font-size="20pt" style:font-size-asian="20pt" style:font-size-complex="20pt"/>
    </style:style>
    <style:style style:name="sub_5f_header_5f_-outline7" style:display-name="sub_header_-outline7" style:family="presentation" style:parent-style-name="sub_5f_header_5f_-outline6">
      <style:paragraph-properties fo:margin-top="0.1cm" fo:margin-bottom="0cm"/>
      <style:text-properties fo:font-size="20pt" style:font-size-asian="20pt" style:font-size-complex="20pt"/>
    </style:style>
    <style:style style:name="sub_5f_header_5f_-outline8" style:display-name="sub_header_-outline8" style:family="presentation" style:parent-style-name="sub_5f_header_5f_-outline7">
      <style:paragraph-properties fo:margin-top="0.1cm" fo:margin-bottom="0cm"/>
      <style:text-properties fo:font-size="20pt" style:font-size-asian="20pt" style:font-size-complex="20pt"/>
    </style:style>
    <style:style style:name="sub_5f_header_5f_-outline9" style:display-name="sub_header_-outline9" style:family="presentation" style:parent-style-name="sub_5f_header_5f_-outline8">
      <style:paragraph-properties fo:margin-top="0.1cm" fo:margin-bottom="0cm"/>
      <style:text-properties fo:font-size="20pt" style:font-size-asian="20pt" style:font-size-complex="20pt"/>
    </style:style>
    <style:style style:name="sub_5f_header_5f_-subtitle" style:display-name="sub_header_-subtitle" style:family="presentation">
      <style:graphic-properties draw:stroke="none" draw:fill="none" draw:textarea-vertical-align="middle">
        <text:list-style style:name="sub_5f_header_5f_-subtitle" style:display-name="sub_header_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sub_5f_header_5f_-title" style:display-name="sub_header_-title" style:family="presentation">
      <style:graphic-properties draw:stroke="none" draw:fill="none" draw:textarea-vertical-align="middle">
        <text:list-style style:name="sub_5f_header_5f_-title" style:display-name="sub_header_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fo:color="#1c1c1c" style:text-outline="false" style:text-line-through-style="none" style:text-line-through-type="none" style:font-name="Open Sans" fo:font-family="'Open Sans'" style:font-family-generic="swiss" style:font-pitch="variable" fo:font-size="36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6pt" style:font-style-asian="normal" style:font-weight-asian="normal" style:font-name-complex="Lohit Devanagari" style:font-family-complex="'Lohit Devanagar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57cm" fo:min-width="28.138cm"/>
    </style:style>
    <style:style style:name="Mgr5" style:family="graphic" style:parent-style-name="standard">
      <style:graphic-properties draw:stroke="dash" draw:stroke-dash="Fine_20_Dashed" svg:stroke-color="#3465a4" draw:fill-color="#dbdbdc" draw:textarea-vertical-align="middle" draw:auto-grow-height="false" fo:min-height="2.32cm" fo:min-width="27.638cm"/>
    </style:style>
    <style:style style:name="Mpr1" style:family="presentation" style:parent-style-name="header-backgroundobjects">
      <style:graphic-properties draw:stroke="none" draw:fill="gradient" draw:fill-color="#ce1078" draw:fill-gradient-name="Gradient_20_45" draw:textarea-vertical-align="middle" draw:auto-grow-height="false" fo:min-height="0.2cm" fo:min-width="27.973cm"/>
    </style:style>
    <style:style style:name="Mpr2" style:family="presentation" style:parent-style-name="header-backgroundobjects">
      <style:graphic-properties draw:stroke="none" draw:fill-color="#ffffff" draw:textarea-vertical-align="middle" draw:auto-grow-height="false" fo:min-height="2.176cm" fo:min-width="19.509cm"/>
    </style:style>
    <style:style style:name="Mpr3" style:family="presentation" style:parent-style-name="header-backgroundobjects">
      <style:graphic-properties draw:stroke="none" draw:fill-color="#ffffff" draw:textarea-vertical-align="middle" draw:auto-grow-height="false" fo:min-height="0.464cm" fo:min-width="19.509cm"/>
    </style:style>
    <style:style style:name="Mpr4" style:family="presentation" style:parent-style-name="header-backgroundobjects">
      <style:graphic-properties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5" style:family="presentation" style:parent-style-name="header-backgroundobjects">
      <style:graphic-properties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6" style:family="presentation" style:parent-style-name="header-backgroundobjects">
      <style:graphic-properties svg:stroke-width="0.081cm" svg:stroke-color="#ffffff" draw:marker-start-width="0.321cm" draw:marker-end-width="0.321cm" draw:fill="none" draw:textarea-vertical-align="middle" fo:padding-top="0.04cm" fo:padding-bottom="0.04cm" fo:padding-left="0.04cm" fo:padding-right="0.04cm"/>
    </style:style>
    <style:style style:name="Mpr7" style:family="presentation" style:parent-style-name="header-backgroundobjects">
      <style:graphic-properties draw:stroke="soli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8" style:family="presentation" style:parent-style-name="header-backgroundobjects">
      <style:graphic-properties draw:stroke="solid" draw:stroke-dash="Ultrafine_20_Dashed" svg:stroke-width="0.035cm" svg:stroke-color="#ffffff" draw:marker-start-width="0.252cm" draw:marker-end-width="0.252cm" draw:fill="none" draw:textarea-vertical-align="middle" fo:padding-top="0.017cm" fo:padding-bottom="0.017cm" fo:padding-left="0.017cm" fo:padding-right="0.017cm"/>
    </style:style>
    <style:style style:name="Mpr9" style:family="presentation" style:parent-style-name="header-backgroundobjects">
      <style:graphic-properties draw:stroke="solid" draw:stroke-dash="Ultrafine_20_Dashed" svg:stroke-width="0.106cm" svg:stroke-color="#ffffff" draw:marker-start-width="0.358cm" draw:marker-end-width="0.358cm" draw:fill="none" draw:textarea-vertical-align="middle" fo:padding-top="0.052cm" fo:padding-bottom="0.052cm" fo:padding-left="0.052cm" fo:padding-right="0.052cm"/>
    </style:style>
    <style:style style:name="Mpr10" style:family="presentation" style:parent-style-name="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1" style:family="presentation" style:parent-style-name="header-backgroundobjects">
      <style:graphic-properties draw:stroke="none" draw:fill="none" draw:fill-color="#ffffff" draw:auto-grow-height="false" fo:min-height="1.485cm"/>
    </style:style>
    <style:style style:name="Mpr12" style:family="presentation" style:parent-style-name="header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content-backgroundobjects">
      <style:graphic-properties draw:stroke="none" svg:stroke-color="#808080" draw:fill="gradient" draw:fill-color="#ce1078" draw:fill-gradient-name="Gradient_20_48" draw:opacity="100%" draw:textarea-vertical-align="middle" draw:auto-grow-height="false" fo:min-height="0.2cm" fo:min-width="0.816cm"/>
    </style:style>
    <style:style style:name="Mpr14" style:family="presentation" style:parent-style-name="content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3.87cm"/>
    </style:style>
    <style:style style:name="Mpr15" style:family="presentation" style:parent-style-name="content-backgroundobjects">
      <style:graphic-properties draw:stroke="none" draw:fill="none" draw:fill-color="#ffffff" draw:auto-grow-height="false" fo:min-height="1.485cm"/>
    </style:style>
    <style:style style:name="Mpr16" style:family="presentation" style:parent-style-name="content-backgroundobjects">
      <style:graphic-properties draw:stroke="none" draw:fill="none" draw:fill-color="#ffffff" draw:textarea-vertical-align="bottom" draw:auto-grow-height="false" fo:min-height="1.485cm"/>
    </style:style>
    <style:style style:name="Mpr17" style:family="presentation" style:parent-style-name="sub_5f_header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18" style:family="presentation" style:parent-style-name="sub_5f_header-backgroundobjects">
      <style:graphic-properties draw:stroke="none" draw:fill="none" draw:fill-color="#ffffff" draw:auto-grow-height="false" fo:min-height="1.485cm"/>
    </style:style>
    <style:style style:name="Mpr19" style:family="presentation" style:parent-style-name="sub_5f_header-backgroundobjects">
      <style:graphic-properties draw:stroke="none" draw:fill="none" draw:fill-color="#ffffff" draw:textarea-vertical-align="bottom" draw:auto-grow-height="false" fo:min-height="1.485cm"/>
    </style:style>
    <style:style style:name="Mpr20" style:family="presentation" style:parent-style-name="footer-backgroundobjects">
      <style:graphic-properties draw:stroke="none" draw:fill="gradient" draw:fill-color="#ce1078" draw:fill-gradient-name="Gradient_20_54" draw:textarea-vertical-align="middle" draw:auto-grow-height="false" fo:min-height="15.776cm" fo:min-width="27.951cm"/>
    </style:style>
    <style:style style:name="Mpr21" style:family="presentation" style:parent-style-name="footer-backgroundobjects">
      <style:graphic-properties draw:stroke="none" draw:fill="none" draw:fill-color="#ffffff" draw:auto-grow-height="false" fo:min-height="1.449cm"/>
    </style:style>
    <style:style style:name="Mpr22" style:family="presentation" style:parent-style-name="footer-backgroundobjects">
      <style:graphic-properties draw:stroke="none" draw:fill="none" draw:fill-color="#ffffff" draw:auto-grow-height="false" fo:min-height="1.485cm"/>
    </style:style>
    <style:style style:name="Mpr23" style:family="presentation" style:parent-style-name="footer-backgroundobjects">
      <style:graphic-properties draw:stroke="none" draw:fill="none" draw:fill-color="#ffffff" draw:textarea-vertical-align="bottom" draw:auto-grow-height="false" fo:min-height="1.485cm"/>
    </style:style>
    <style:style style:name="Mpr24" style:family="presentation" style:parent-style-name="sub_5f_header_5f_-backgroundobjects">
      <style:graphic-properties draw:stroke="none" svg:stroke-color="#808080" draw:fill="gradient" draw:fill-color="#ce1078" draw:fill-gradient-name="Gradient_20_45" draw:opacity="100%" draw:textarea-vertical-align="middle" draw:auto-grow-height="false" fo:min-height="0.2cm" fo:min-width="27.973cm"/>
    </style:style>
    <style:style style:name="Mpr25" style:family="presentation" style:parent-style-name="sub_5f_header_5f_-backgroundobjects">
      <style:graphic-properties draw:stroke="none" draw:fill="none" draw:fill-color="#ffffff" draw:auto-grow-height="false" fo:min-height="1.485cm"/>
    </style:style>
    <style:style style:name="Mpr26" style:family="presentation" style:parent-style-name="sub_5f_header_5f_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gradient" draw:fill-color="#ce1078" draw:fill-gradient-name="Gradient_20_45"/>
      <style:paragraph-properties fo:text-align="center"/>
      <style:text-properties style:font-name="Liberation Sans1" fo:font-size="14pt"/>
    </style:style>
    <style:style style:name="MP7" style:family="paragraph">
      <loext:graphic-properties draw:fill-color="#ffffff"/>
      <style:paragraph-properties fo:text-align="center"/>
    </style:style>
    <style:style style:name="MP8" style:family="paragraph">
      <loext:graphic-properties draw:fill="gradient" draw:fill-color="#ce1078" draw:fill-gradient-name="Gradient_20_45" draw:opacity="100%"/>
      <style:paragraph-properties fo:text-align="center"/>
    </style:style>
    <style:style style:name="MP9" style:family="paragraph">
      <style:paragraph-properties style:writing-mode="lr-tb"/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11" style:family="paragraph">
      <style:paragraph-properties fo:text-align="end" style:writing-mode="lr-tb"/>
      <style:text-properties fo:font-size="14pt" style:font-size-asian="14pt" style:font-size-complex="14pt"/>
    </style:style>
    <style:style style:name="MP12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13" style:family="paragraph">
      <loext:graphic-properties draw:fill="gradient" draw:fill-color="#ce1078" draw:fill-gradient-name="Gradient_20_48" draw:opacity="100%"/>
      <style:paragraph-properties fo:text-align="center"/>
    </style:style>
    <style:style style:name="MP14" style:family="paragraph">
      <loext:graphic-properties draw:fill-color="#dbdbdc"/>
      <style:paragraph-properties fo:text-align="center"/>
    </style:style>
    <style:style style:name="MP15" style:family="paragraph">
      <loext:graphic-properties draw:fill="gradient" draw:fill-color="#ce1078" draw:fill-gradient-name="Gradient_20_54"/>
      <style:paragraph-properties fo:text-align="center"/>
      <style:text-properties style:font-name="Liberation Sans1" fo:font-size="14pt"/>
    </style:style>
    <style:style style:name="MP16" style:family="paragraph">
      <style:paragraph-properties fo:text-align="center" style:writing-mode="lr-tb"/>
      <style:text-properties fo:font-size="14pt" style:font-size-asian="14pt" style:font-size-complex="14pt"/>
    </style:style>
    <style:style style:name="MP17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/>
    </style:style>
    <style:style style:name="MT2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DrawnInSlideshow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header" style:page-layout-name="PM1" draw:style-name="Mdp1">
      <draw:frame presentation:style-name="header-outline1" draw:layer="backgroundobjects" svg:width="0.788cm" svg:height="1.17cm" svg:x="28.723cm" svg:y="14.578cm" presentation:class="outline" presentation:placeholder="true">
        <draw:text-box/>
      </draw:frame>
      <draw:frame draw:style-name="Mgr3" draw:text-style-name="MP5" draw:layer="backgroundobjects" svg:width="10.795cm" svg:height="2.437cm" svg:x="16.47cm" svg:y="11.995cm">
        <draw:image xlink:href="Pictures/1000020100000DF20000032608D0F4915599228F.png" xlink:type="simple" xlink:show="embed" xlink:actuate="onLoad">
          <text:p/>
        </draw:image>
      </draw:frame>
      <draw:g>
        <draw:polygon presentation:style-name="Mpr1" draw:text-style-name="MP6" draw:layer="backgroundobjects" svg:width="19.991cm" svg:height="15.762cm" svg:x="-0.018cm" svg:y="0cm" svg:viewBox="0 0 19992 15763" draw:points="49,1 15626,1 19992,4349 8532,15763 0,15763 4,0">
          <text:p/>
        </draw:polygon>
        <draw:custom-shape presentation:style-name="Mpr2" draw:text-style-name="MP7" draw:layer="backgroundobjects" svg:width="19.509cm" svg:height="2.176cm" svg:x="0cm" svg:y="4.846cm">
          <text:p/>
          <draw:enhanced-geometry svg:viewBox="0 0 21600 21600" draw:type="rectangle" draw:enhanced-path="M 0 0 L 21600 0 21600 21600 0 21600 0 0 Z N"/>
        </draw:custom-shape>
        <draw:custom-shape presentation:style-name="Mpr3" draw:text-style-name="MP7" draw:layer="backgroundobjects" svg:width="19.509cm" svg:height="0.464cm" svg:x="0cm" svg:y="15.173cm">
          <text:p/>
          <draw:enhanced-geometry svg:viewBox="0 0 21600 21600" draw:type="rectangle" draw:enhanced-path="M 0 0 L 21600 0 21600 21600 0 21600 0 0 Z N"/>
        </draw:custom-shape>
        <draw:g>
          <draw:line presentation:style-name="Mpr4" draw:text-style-name="MP5" draw:layer="backgroundobjects" svg:x1="5.828cm" svg:y1="-0.054cm" svg:x2="10.171cm" svg:y2="4.289cm">
            <text:p/>
          </draw:line>
          <draw:line presentation:style-name="Mpr5" draw:text-style-name="MP5" draw:layer="backgroundobjects" svg:x1="5.306cm" svg:y1="-0.053cm" svg:x2="10.288cm" svg:y2="4.929cm">
            <text:p/>
          </draw:line>
          <draw:line presentation:style-name="Mpr6" draw:text-style-name="MP5" draw:layer="backgroundobjects" svg:x1="4.506cm" svg:y1="-0.053cm" svg:x2="8.867cm" svg:y2="4.308cm">
            <text:p/>
          </draw:line>
          <draw:line presentation:style-name="Mpr7" draw:text-style-name="MP5" draw:layer="backgroundobjects" svg:x1="3.862cm" svg:y1="-0.053cm" svg:x2="8.844cm" svg:y2="4.929cm">
            <text:p/>
          </draw:line>
          <draw:line presentation:style-name="Mpr6" draw:text-style-name="MP5" draw:layer="backgroundobjects" svg:x1="-0.019cm" svg:y1="13.198cm" svg:x2="8.896cm" svg:y2="4.283cm">
            <text:p/>
          </draw:line>
          <draw:line presentation:style-name="Mpr8" draw:text-style-name="MP5" draw:layer="backgroundobjects" svg:x1="-0.028cm" svg:y1="13.884cm" svg:x2="8.853cm" svg:y2="5.003cm">
            <text:p/>
          </draw:line>
          <draw:line presentation:style-name="Mpr8" draw:text-style-name="MP5" draw:layer="backgroundobjects" svg:x1="0.011cm" svg:y1="14.384cm" svg:x2="10.144cm" svg:y2="4.251cm">
            <text:p/>
          </draw:line>
          <draw:line presentation:style-name="Mpr9" draw:text-style-name="MP5" draw:layer="backgroundobjects" svg:x1="0.357cm" svg:y1="15.801cm" svg:x2="10.207cm" svg:y2="5.951cm">
            <text:p/>
          </draw:line>
        </draw:g>
        <draw:g>
          <draw:line presentation:style-name="Mpr4" draw:text-style-name="MP5" draw:layer="backgroundobjects" svg:x1="14.928cm" svg:y1="-0.054cm" svg:x2="19.271cm" svg:y2="4.289cm">
            <text:p/>
          </draw:line>
          <draw:line presentation:style-name="Mpr5" draw:text-style-name="MP5" draw:layer="backgroundobjects" svg:x1="14.406cm" svg:y1="-0.053cm" svg:x2="19.388cm" svg:y2="4.929cm">
            <text:p/>
          </draw:line>
          <draw:line presentation:style-name="Mpr6" draw:text-style-name="MP5" draw:layer="backgroundobjects" svg:x1="13.606cm" svg:y1="-0.053cm" svg:x2="17.967cm" svg:y2="4.308cm">
            <text:p/>
          </draw:line>
          <draw:line presentation:style-name="Mpr7" draw:text-style-name="MP5" draw:layer="backgroundobjects" svg:x1="12.962cm" svg:y1="-0.053cm" svg:x2="17.944cm" svg:y2="4.929cm">
            <text:p/>
          </draw:line>
          <draw:line presentation:style-name="Mpr6" draw:text-style-name="MP5" draw:layer="backgroundobjects" svg:x1="6.418cm" svg:y1="15.861cm" svg:x2="17.996cm" svg:y2="4.283cm">
            <text:p/>
          </draw:line>
          <draw:line presentation:style-name="Mpr8" draw:text-style-name="MP5" draw:layer="backgroundobjects" svg:x1="7.14cm" svg:y1="15.816cm" svg:x2="17.953cm" svg:y2="5.003cm">
            <text:p/>
          </draw:line>
          <draw:line presentation:style-name="Mpr8" draw:text-style-name="MP5" draw:layer="backgroundobjects" svg:x1="7.737cm" svg:y1="15.758cm" svg:x2="19.244cm" svg:y2="4.251cm">
            <text:p/>
          </draw:line>
          <draw:line presentation:style-name="Mpr9" draw:text-style-name="MP5" draw:layer="backgroundobjects" svg:x1="9.457cm" svg:y1="15.801cm" svg:x2="19.307cm" svg:y2="5.951cm">
            <text:p/>
          </draw:line>
        </draw:g>
      </draw:g>
      <draw:frame presentation:style-name="header-title" draw:layer="backgroundobjects" svg:width="22.288cm" svg:height="2.05cm" svg:x="0.55cm" svg:y="4.905cm" presentation:class="title" presentation:placeholder="true">
        <draw:text-box/>
      </draw:frame>
      <draw:custom-shape presentation:style-name="Mpr10" draw:text-style-name="MP8" draw:layer="backgroundobjects" svg:width="27.973cm" svg:height="0.2cm" svg:x="-0.085cm" svg:y="15.307cm">
        <text:p/>
        <draw:enhanced-geometry svg:viewBox="0 0 21600 21600" draw:mirror-vertical="true" draw:mirror-horizontal="true" draw:type="rectangle" draw:enhanced-path="M 0 0 L 21600 0 21600 21600 0 21600 0 0 Z N"/>
      </draw:custom-shape>
      <presentation:notes style:page-layout-name="PM0">
        <draw:page-thumbnail presentation:style-name="header-title" draw:layer="backgroundobjects" svg:width="19.798cm" svg:height="11.136cm" svg:x="0.6cm" svg:y="2.257cm" presentation:class="page"/>
        <draw:frame presentation:style-name="header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1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2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2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content" style:page-layout-name="PM1" draw:style-name="Mdp1">
      <draw:frame presentation:style-name="content-title" draw:layer="backgroundobjects" svg:width="25.199cm" svg:height="2.342cm" svg:x="0.4cm" svg:y="0.128cm" presentation:class="title" presentation:placeholder="true">
        <draw:text-box/>
      </draw:frame>
      <draw:frame presentation:style-name="content-outline1" draw:layer="backgroundobjects" svg:width="25.494cm" svg:height="10.774cm" svg:x="1.2cm" svg:y="2.985cm" presentation:class="outline" presentation:placeholder="true">
        <draw:text-box/>
      </draw:frame>
      <draw:custom-shape presentation:style-name="Mpr13" draw:text-style-name="MP13" draw:layer="backgroundobjects" svg:width="0.816cm" svg:height="0.2cm" svg:x="0cm" svg:y="15.306cm">
        <text:p/>
        <draw:enhanced-geometry svg:viewBox="0 0 21600 21600" draw:mirror-vertical="true" draw:type="rectangle" draw:enhanced-path="M 0 0 L 21600 0 21600 21600 0 21600 0 0 Z N"/>
      </draw:custom-shape>
      <draw:custom-shape presentation:style-name="Mpr14" draw:text-style-name="MP8" draw:layer="backgroundobjects" svg:width="23.87cm" svg:height="0.2cm" svg:x="4.128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2.996cm" svg:height="1.313cm" svg:x="1.002cm" svg:y="14.338cm">
        <draw:image xlink:href="Pictures/10000201000007EE0000037A803B8C8A483C48C9.png" xlink:type="simple" xlink:show="embed" xlink:actuate="onLoad">
          <text:p/>
        </draw:image>
      </draw:frame>
      <presentation:notes style:page-layout-name="PM0">
        <draw:page-thumbnail presentation:style-name="content-title" draw:layer="backgroundobjects" svg:width="0.001cm" svg:height="0.001cm" svg:x="0cm" svg:y="2.257cm" presentation:class="page"/>
        <draw:frame presentation:style-name="content-notes" draw:layer="backgroundobjects" svg:width="16.799cm" svg:height="13.364cm" svg:x="2.1cm" svg:y="14.107cm" presentation:class="notes" presentation:placeholder="true">
          <draw:text-box/>
        </draw:frame>
        <draw:frame presentation:style-name="Mpr1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" style:display-name="sub_header" style:page-layout-name="PM1" draw:style-name="Mdp1">
      <draw:custom-shape draw:style-name="Mgr4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-title" draw:layer="backgroundobjects" svg:width="25.199cm" svg:height="2.629cm" svg:x="0.9cm" svg:y="11.028cm" presentation:class="title" presentation:placeholder="true">
        <draw:text-box/>
      </draw:frame>
      <draw:frame presentation:style-name="sub_5f_header-outline1" draw:layer="backgroundobjects" svg:width="1.743cm" svg:height="9.134cm" svg:x="28.24cm" svg:y="3.71cm" presentation:class="outline" presentation:placeholder="true">
        <draw:text-box/>
      </draw:frame>
      <draw:custom-shape presentation:style-name="Mpr17" draw:text-style-name="MP8" draw:layer="backgroundobjects" svg:width="27.973cm" svg:height="0.2cm" svg:x="-0.08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-title" draw:layer="backgroundobjects" svg:width="0.001cm" svg:height="0.001cm" svg:x="0cm" svg:y="2.257cm" presentation:class="page"/>
        <draw:frame presentation:style-name="sub_5f_header-notes" draw:layer="backgroundobjects" svg:width="16.799cm" svg:height="13.364cm" svg:x="2.1cm" svg:y="14.107cm" presentation:class="notes" presentation:placeholder="true">
          <draw:text-box/>
        </draw:frame>
        <draw:frame presentation:style-name="Mpr18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18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19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19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footer" style:page-layout-name="PM1" draw:style-name="Mdp1">
      <draw:custom-shape presentation:style-name="Mpr20" draw:text-style-name="MP15" draw:layer="backgroundobjects" svg:width="27.951cm" svg:height="15.776cm" svg:x="0.025cm" svg:y="0cm">
        <text:p/>
        <draw:enhanced-geometry svg:viewBox="0 0 21600 21600" draw:type="rectangle" draw:enhanced-path="M 0 0 L 21600 0 21600 21600 0 21600 0 0 Z N"/>
      </draw:custom-shape>
      <draw:frame presentation:style-name="footer-title" draw:layer="backgroundobjects" svg:width="25.199cm" svg:height="2.63cm" svg:x="0.4cm" svg:y="6.402cm" presentation:class="title" presentation:placeholder="true">
        <draw:text-box/>
      </draw:frame>
      <draw:frame presentation:style-name="footer-outline1" draw:layer="backgroundobjects" svg:width="0.001cm" svg:height="75cm" svg:x="29.735cm" svg:y="-51.376cm" presentation:class="outline" presentation:placeholder="true">
        <draw:text-box draw:corner-radius="1.849cm"/>
      </draw:frame>
      <draw:frame presentation:style-name="Mpr21" draw:text-style-name="MP10" draw:layer="backgroundobjects" svg:width="6.523cm" svg:height="1.086cm" svg:x="1.4cm" svg:y="14.346cm" presentation:class="date-time">
        <draw:text-box>
          <text:p text:style-name="MP9"><text:span text:style-name="MT2"><presentation:date-time/></text:span></text:p>
        </draw:text-box>
      </draw:frame>
      <draw:frame presentation:style-name="Mpr21" draw:text-style-name="MP17" draw:layer="backgroundobjects" svg:width="8.875cm" svg:height="1.086cm" svg:x="9.576cm" svg:y="14.346cm" presentation:class="footer">
        <draw:text-box>
          <text:p text:style-name="MP16"><text:span text:style-name="MT2"><presentation:footer/></text:span></text:p>
        </draw:text-box>
      </draw:frame>
      <draw:frame presentation:style-name="Mpr21" draw:text-style-name="MP12" draw:layer="backgroundobjects" svg:width="6.523cm" svg:height="1.086cm" svg:x="20.075cm" svg:y="14.346cm" presentation:class="page-number">
        <draw:text-box>
          <text:p text:style-name="MP11"><text:span text:style-name="MT2"><text:page-number>&lt;number&gt;</text:page-number></text:span></text:p>
        </draw:text-box>
      </draw:frame>
      <presentation:notes style:page-layout-name="PM0">
        <draw:page-thumbnail presentation:style-name="footer-title" draw:layer="backgroundobjects" svg:width="0.001cm" svg:height="0.001cm" svg:x="0cm" svg:y="2.257cm" presentation:class="page"/>
        <draw:frame presentation:style-name="footer-notes" draw:layer="backgroundobjects" svg:width="16.799cm" svg:height="13.364cm" svg:x="2.1cm" svg:y="14.107cm" presentation:class="notes" presentation:placeholder="true">
          <draw:text-box/>
        </draw:frame>
        <draw:frame presentation:style-name="Mpr22" draw:text-style-name="MP10" draw:layer="backgroundobjects" svg:width="9.112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2" draw:text-style-name="MP12" draw:layer="backgroundobjects" svg:width="9.112cm" svg:height="1.484cm" svg:x="11.887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3" draw:text-style-name="MP10" draw:layer="backgroundobjects" svg:width="9.112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3" draw:text-style-name="MP12" draw:layer="backgroundobjects" svg:width="9.112cm" svg:height="1.484cm" svg:x="11.887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  <style:master-page style:name="sub_5f_header_5f_" style:display-name="sub_header_" style:page-layout-name="PM1" draw:style-name="Mdp1">
      <draw:custom-shape draw:style-name="Mgr5" draw:text-style-name="MP14" draw:layer="backgroundobjects" svg:width="28.138cm" svg:height="2.57cm" svg:x="-0.027cm" svg:y="11.002cm">
        <text:p/>
        <draw:enhanced-geometry svg:viewBox="0 0 21600 21600" draw:type="rectangle" draw:enhanced-path="M 0 0 L 21600 0 21600 21600 0 21600 0 0 Z N"/>
      </draw:custom-shape>
      <draw:frame presentation:style-name="sub_5f_header_5f_-title" draw:layer="backgroundobjects" svg:width="25.199cm" svg:height="2.629cm" svg:x="0.9cm" svg:y="11.028cm" presentation:class="title" presentation:placeholder="true">
        <draw:text-box/>
      </draw:frame>
      <draw:frame presentation:style-name="sub_5f_header_5f_-outline1" draw:layer="backgroundobjects" svg:width="1.743cm" svg:height="9.134cm" svg:x="28.24cm" svg:y="3.71cm" presentation:class="outline" presentation:placeholder="true">
        <draw:text-box/>
      </draw:frame>
      <draw:custom-shape presentation:style-name="Mpr24" draw:text-style-name="MP8" draw:layer="backgroundobjects" svg:width="27.973cm" svg:height="0.2cm" svg:x="-0.086cm" svg:y="15.306cm">
        <text:p/>
        <draw:enhanced-geometry svg:viewBox="0 0 21600 21600" draw:mirror-vertical="true" draw:mirror-horizontal="true" draw:type="rectangle" draw:enhanced-path="M 0 0 L 21600 0 21600 21600 0 21600 0 0 Z N"/>
      </draw:custom-shape>
      <draw:frame draw:style-name="Mgr3" draw:text-style-name="MP5" draw:layer="backgroundobjects" svg:width="6.768cm" svg:height="1.527cm" svg:x="20.57cm" svg:y="1.406cm">
        <draw:image xlink:href="Pictures/1000020100000DF20000032608D0F4915599228F.png" xlink:type="simple" xlink:show="embed" xlink:actuate="onLoad">
          <text:p/>
        </draw:image>
      </draw:frame>
      <presentation:notes style:page-layout-name="PM0">
        <draw:page-thumbnail presentation:style-name="sub_5f_header_5f_-title" draw:layer="backgroundobjects" svg:width="0.001cm" svg:height="0.001cm" svg:x="0cm" svg:y="2.257cm" presentation:class="page"/>
        <draw:frame presentation:style-name="sub_5f_header_5f_-notes" draw:layer="backgroundobjects" svg:width="16.799cm" svg:height="13.364cm" svg:x="2.1cm" svg:y="14.107cm" presentation:class="notes" presentation:placeholder="true">
          <draw:text-box/>
        </draw:frame>
        <draw:frame presentation:style-name="Mpr25" draw:text-style-name="MP10" draw:layer="backgroundobjects" svg:width="9.113cm" svg:height="1.484cm" svg:x="0cm" svg:y="0cm" presentation:class="header">
          <draw:text-box>
            <text:p text:style-name="MP9"><text:span text:style-name="MT2"><presentation:header/></text:span></text:p>
          </draw:text-box>
        </draw:frame>
        <draw:frame presentation:style-name="Mpr25" draw:text-style-name="MP12" draw:layer="backgroundobjects" svg:width="9.113cm" svg:height="1.484cm" svg:x="11.886cm" svg:y="0cm" presentation:class="date-time">
          <draw:text-box>
            <text:p text:style-name="MP11"><text:span text:style-name="MT2"><presentation:date-time/></text:span></text:p>
          </draw:text-box>
        </draw:frame>
        <draw:frame presentation:style-name="Mpr26" draw:text-style-name="MP10" draw:layer="backgroundobjects" svg:width="9.113cm" svg:height="1.484cm" svg:x="0cm" svg:y="28.215cm" presentation:class="footer">
          <draw:text-box>
            <text:p text:style-name="MP9"><text:span text:style-name="MT2"><presentation:footer/></text:span></text:p>
          </draw:text-box>
        </draw:frame>
        <draw:frame presentation:style-name="Mpr26" draw:text-style-name="MP12" draw:layer="backgroundobjects" svg:width="9.113cm" svg:height="1.484cm" svg:x="11.886cm" svg:y="28.215cm" presentation:class="page-number">
          <draw:text-box>
            <text:p text:style-name="MP11"><text:span text:style-name="MT2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0-04-08T20:36:48.701561082</meta:creation-date>
    <meta:editing-duration>P4DT17H39M6S</meta:editing-duration>
    <meta:editing-cycles>188</meta:editing-cycles>
    <meta:generator>LibreOffice/6.0.7.3$Linux_X86_64 LibreOffice_project/00m0$Build-3</meta:generator>
    <dc:title>Bright Blue</dc:title>
    <dc:date>2021-02-02T10:42:53.313755887</dc:date>
    <meta:document-statistic meta:object-count="2533"/>
    <meta:template xlink:type="simple" xlink:actuate="onRequest" xlink:title="Bright Blue" xlink:href="../../Time%20Complexity/R05_Flowchart.odp" meta:date="2020-04-08T20:36:48.497255069"/>
  </office:meta>
</office:document-meta>
</file>